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Andale Sans UI1" svg:font-family="'Andale Sans UI',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_20__28_user_29_">
      <style:text-properties fo:language="en" fo:country="BS"/>
    </style:style>
    <style:style style:name="P3" style:family="paragraph" style:parent-style-name="Standard_20__28_user_29_">
      <style:text-properties fo:language="en" fo:country="BS" fo:font-weight="normal" style:font-weight-asian="normal" style:font-weight-complex="normal"/>
    </style:style>
    <style:style style:name="P4" style:family="paragraph" style:parent-style-name="Standard_20__28_user_29_">
      <style:text-properties fo:language="en" fo:country="BS" fo:font-weight="bold" style:font-weight-asian="bold" style:font-weight-complex="bold"/>
    </style:style>
    <style:style style:name="P5" style:family="paragraph" style:parent-style-name="Standard_20__28_user_29_">
      <style:text-properties fo:language="en" fo:country="GB"/>
    </style:style>
    <style:style style:name="P6" style:family="paragraph" style:parent-style-name="Standard_20__28_user_29_">
      <style:text-properties fo:language="en" fo:country="GB" fo:font-weight="normal" style:font-weight-asian="normal" style:font-weight-complex="normal"/>
    </style:style>
    <style:style style:name="P7" style:family="paragraph" style:parent-style-name="Standard_20__28_user_29_">
      <style:text-properties fo:language="en" fo:country="GB" fo:font-weight="bold" style:font-weight-asian="bold" style:font-weight-complex="bold"/>
    </style:style>
    <style:style style:name="P8" style:family="paragraph" style:parent-style-name="Standard_20__28_user_29_">
      <style:text-properties fo:color="#ff0000" fo:language="en" fo:country="GB"/>
    </style:style>
    <style:style style:name="P9" style:family="paragraph" style:parent-style-name="Standard_20__28_user_29_">
      <style:text-properties fo:language="en" fo:country="US"/>
    </style:style>
    <style:style style:name="P10" style:family="paragraph" style:parent-style-name="Standard_20__28_user_29_">
      <style:text-properties fo:language="en" fo:country="US" fo:font-weight="normal" style:font-weight-asian="normal" style:font-weight-complex="normal"/>
    </style:style>
    <style:style style:name="P11" style:family="paragraph" style:parent-style-name="Standard_20__28_user_29_">
      <style:text-properties fo:language="en" fo:country="US" fo:font-weight="bold" style:font-weight-asian="bold" style:font-weight-complex="bold"/>
    </style:style>
    <style:style style:name="P12" style:family="paragraph" style:parent-style-name="Standard_20__28_user_29_">
      <style:text-properties fo:language="en" fo:country="US" fo:font-weight="normal" style:font-weight-asian="normal" style:font-weight-complex="normal"/>
    </style:style>
    <style:style style:name="T1" style:family="text">
      <style:text-properties fo:language="en" fo:country="BS"/>
    </style:style>
    <style:style style:name="T2" style:family="text">
      <style:text-properties fo:color="#ff0000"/>
    </style:style>
    <style:style style:name="T3" style:family="text">
      <style:text-properties fo:color="#ff0000" fo:language="en" fo:country="BS"/>
    </style:style>
    <style:style style:name="T4" style:family="text">
      <style:text-properties fo:color="#ff0000" fo:language="en" fo:country="GB"/>
    </style:style>
    <style:style style:name="T5" style:family="text">
      <style:text-properties fo:color="#ff0000" fo:language="en" fo:country="US"/>
    </style:style>
    <style:style style:name="T6" style:family="text">
      <style:text-properties fo:color="#ff0000" style:text-line-through-style="solid"/>
    </style:style>
    <style:style style:name="T7" style:family="text">
      <style:text-properties fo:color="#ff0000" style:text-line-through-style="solid" fo:language="en" fo:country="US"/>
    </style:style>
    <style:style style:name="T8" style:family="text">
      <style:text-properties fo:color="#ff0000" style:text-line-through-style="solid" fo:language="en" fo:country="GB"/>
    </style:style>
    <style:style style:name="T9" style:family="text">
      <style:text-properties fo:language="en" fo:country="GB"/>
    </style:style>
    <style:style style:name="T10" style:family="text">
      <style:text-properties style:text-line-through-style="solid" fo:language="en" fo:country="GB"/>
    </style:style>
    <style:style style:name="T11" style:family="text">
      <style:text-properties fo:language="en" fo:country="US"/>
    </style:style>
    <style:style style:name="T12" style:family="text">
      <style:text-properties fo:color="#000000"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enariusz Pierwszy:</text:p>
      <text:p text:style-name="P1"/>
      <text:p text:style-name="P1">Prolog:</text:p>
      <text:p text:style-name="P1"/>
      <text:p text:style-name="P2">PL</text:p>
      <text:p text:style-name="P2">Nasza historia rozpoczyna się w roku 883 e.W, a ma miejsce na dalekiej</text:p>
      <text:p text:style-name="P2">północy, gdzie wszystkie te daty przestały mieć znaczenie. Siła, krew i</text:p>
      <text:p text:style-name="P2">potępienie. Zawody zapaśnicze i hulanki alkoholowe, między jedną grabieżą, a</text:p>
      <text:p text:style-name="P2">drugą. Gdzie kobiety rozkładają nogi przy ognisku, a ich partnerzy kryją je</text:p>
      <text:p text:style-name="P2">jak suki. Tak, mowa tu o orkach.</text:p>
      <text:p text:style-name="P2">Zmiana:</text:p>
      <text:p text:style-name="P2">Nasza historia rozpoczyna się w roku 883 e.W, a ma miejsce na dalekiej</text:p>
      <text:p text:style-name="P2">północy, gdzie wszystkie te daty przestały mieć znaczenie. Siła, krew i</text:p>
      <text:p text:style-name="P2">potępienie. Zawody zapaśnicze i hulanki alkoholowe, między jedną grabieżą, a</text:p>
      <text:p text:style-name="P2">drugą. Gdzie kobiety I dzieci sypiają w psiarniach, a każdy mężczyzna jest zapatrzonym w siebie mordercą. Tak, mowa tu o orkach.</text:p>
      <text:p text:style-name="P2">EN</text:p>
      <text:p text:style-name="Standard_20__28_user_29_"><text:span text:style-name="T1">Our story begins in 883 YW. It takes place in </text:span><text:span text:style-name="T3">the</text:span><text:span text:style-name="T1"> far north, where all the dates</text:span></text:p>
      <text:p text:style-name="P2">stopped to mean anything to anybody. Violence, blood and damnation.</text:p>
      <text:p text:style-name="Standard_20__28_user_29_"><text:span text:style-name="T1">Wrestling competitions and drinking sprees between raids. Women </text:span><text:span text:style-name="T3">spread</text:span><text:span text:style-name="T1"> their</text:span></text:p>
      <text:p text:style-name="Standard_20__28_user_29_"><text:span text:style-name="T1">legs </text:span><text:span text:style-name="T3">at</text:span><text:span text:style-name="T1"> bonfires and let their partners </text:span><text:span text:style-name="T3">shag them</text:span><text:span text:style-name="T1">. Yes, I am</text:span></text:p>
      <text:p text:style-name="P3">talking about orcs.</text:p>
      <text:p text:style-name="P3"/>
      <text:p text:style-name="P2">PL</text:p>
      <text:p text:style-name="P2">Gdy bitwa za bitwą, orkowie to raz zdobywali nowe ziemie, to wracali do</text:p>
      <text:p text:style-name="P2">swych chat z kolejnymi ranami, równie silne krainy zaczęły ostrzyć swoje</text:p>
      <text:p text:style-name="P2">miecze. Gdy po kolejnym, nieudanym ataku żądnej krwi armii, orkowie wycofali</text:p>
      <text:p text:style-name="P3">się wgłąb swych ziem, podążyli za nimi elfy.</text:p>
      <text:p text:style-name="P2">Zmiana:</text:p>
      <text:p text:style-name="P2">Bitwa za bitwą, orkowie albo zdobywali nowe ziemie, albo wracali do</text:p>
      <text:p text:style-name="P2">swych chat z kolejnymi ranami. Równie silne krainy zaczęły ostrzyć swoje</text:p>
      <text:p text:style-name="P2">miecze I przygotowywać się do wojny. Gdy po kolejnym, nieudanym ataku żądnej krwi armii, orkowie wycofali się wgłąb swych ziem, podążyły za nimi elfy.</text:p>
      <text:p text:style-name="P2">EN</text:p>
      <text:p text:style-name="Standard_20__28_user_29_"><text:span text:style-name="T1">Plenty of battles were fought, </text:span><text:span text:style-name="T3">on one occasion the</text:span><text:span text:style-name="T1"> orcs conquered new lands, </text:span><text:span text:style-name="T3">on</text:span><text:span text:style-name="T1"> the other</text:span></text:p>
      <text:p text:style-name="Standard_20__28_user_29_"><text:span text:style-name="T1">time they </text:span><text:span text:style-name="T3">came back home with new</text:span><text:span text:style-name="T1"> wounds. Other realms, as strong as </text:span><text:span text:style-name="T3">the</text:span><text:span text:style-name="T1"> orcs, started to</text:span></text:p>
      <text:p text:style-name="Standard_20__28_user_29_"><text:span text:style-name="T1">whet their swords. </text:span><text:span text:style-name="T3">When after</text:span><text:span text:style-name="T1"> </text:span><text:span text:style-name="T3">the next</text:span><text:span text:style-name="T1"> unsuccessful attack of the bloodthirsty</text:span></text:p>
      <text:p text:style-name="P3">army <text:span text:style-name="T2">the</text:span> orcs retreated deep into their lands, <text:span text:style-name="T2">the</text:span> elves followed them.</text:p>
      <text:p text:style-name="P3"/>
      <text:p text:style-name="P2">PL</text:p>
      <text:p text:style-name="P2">Ludzie, tak jak i krasnoludy ochoczo dołączyli do odwetu. Rok za rokiem,</text:p>
      <text:p text:style-name="P2">orkowie stawali się tylko rozdzielanymi przez szlaki handlowe obozami</text:p>
      <text:p text:style-name="P2">uchodźców i kobiet. Niektóre plemienia przyłączyły się do Sojuszu Północy,</text:p>
      <text:p text:style-name="P2">gdzie przez dziesięciolecia zmuszani byli do akceptowania ludzkich norm.</text:p>
      <text:p text:style-name="P2">Inni walczyli i po kilku większych bitwach zostawali wyniszczeni przez</text:p>
      <text:p text:style-name="P2">krasnoludów bądź elfy.</text:p>
      <text:p text:style-name="P2">Zmiana:</text:p>
      <text:p text:style-name="P2">Ludzie, tak jak i krasnoludy, ochoczo dołączyli do odwetu. Rok za rokiem,</text:p>
      <text:p text:style-name="P2">orkowie stawali się tylko rozdzielanymi przez szlaki handlowe obozami</text:p>
      <text:p text:style-name="P2">uchodźców i kobiet. Niektóre plemienia przyłączyły się do Sojuszu Północy,</text:p>
      <text:p text:style-name="P2">gdzie przez dziesięciolecia zmuszani byli do akceptowania ludzkich norm.</text:p>
      <text:p text:style-name="P2">Inni walczyli, by po kilku większych bitwach zostać pokonanymi przez przeważające siły <text:soft-page-break/>przeciwnika.</text:p>
      <text:p text:style-name="P2">EN</text:p>
      <text:p text:style-name="Standard_20__28_user_29_"><text:span text:style-name="T1">Humans, as well as dwarves</text:span><text:span text:style-name="T3">,</text:span><text:span text:style-name="T1"> willingly joined the </text:span><text:span text:style-name="T3">retaliation</text:span><text:span text:style-name="T1">. Year after year,</text:span></text:p>
      <text:p text:style-name="Standard_20__28_user_29_"><text:span text:style-name="T3">the orcs became only camps of refugees separated by trade</text:span><text:span text:style-name="T1"> routes.</text:span><text:span text:style-name="T3"> Some</text:span><text:span text:style-name="T1"> tribes joined</text:span></text:p>
      <text:p text:style-name="Standard_20__28_user_29_"><text:span text:style-name="T1">the Northern Alliance, in which </text:span><text:span text:style-name="T3">they</text:span><text:span text:style-name="T1"> were forced to accept human</text:span></text:p>
      <text:p text:style-name="Standard_20__28_user_29_"><text:span text:style-name="T1">rules </text:span><text:span text:style-name="T3">over</text:span><text:span text:style-name="T1"> many years. The other</text:span><text:span text:style-name="T3">s</text:span><text:span text:style-name="T1"> were fighting and were destroyed after several battles</text:span></text:p>
      <text:p text:style-name="P3">against dwarves or elves.</text:p>
      <text:p text:style-name="P3"/>
      <text:p text:style-name="P4">Końcowy dialog:</text:p>
      <text:p text:style-name="P4"/>
      <text:p text:style-name="P2">PL</text:p>
      <text:p text:style-name="P2">Nie podoba mi się to, Marbus. Wszystko wskazuje na to, że coś przygnało tu</text:p>
      <text:p text:style-name="P2">tych ludzi. I to coś może zaatakować i nas.</text:p>
      <text:p text:style-name="P2">Zmiana:</text:p>
      <text:p text:style-name="P2">Nie podoba mi się to, Marbus. Wszystko wskazuje na to, że coś przygnało tu</text:p>
      <text:p text:style-name="P2">tych ludzi. A to coś może zaatakować i nas.</text:p>
      <text:p text:style-name="P2">EN</text:p>
      <text:p text:style-name="Standard_20__28_user_29_"><text:span text:style-name="T1">I have a bad feeling about this, Marbus. Everything </text:span><text:span text:style-name="T3">points to the fact</text:span><text:span text:style-name="T1"> that</text:span></text:p>
      <text:p text:style-name="Standard_20__28_user_29_"><text:span text:style-name="T1">something </text:span><text:span text:style-name="T3">brought</text:span><text:span text:style-name="T1"> these people here. And we may get attacked by that</text:span></text:p>
      <text:p text:style-name="P2">something, too.</text:p>
      <text:p text:style-name="P2"/>
      <text:p text:style-name="P2"/>
      <text:p text:style-name="P4">Scenariusz Drugi:</text:p>
      <text:p text:style-name="P4"/>
      <text:p text:style-name="P4">Prolog:</text:p>
      <text:p text:style-name="P4"/>
      <text:p text:style-name="P5">PL</text:p>
      <text:p text:style-name="P5">Trudno określić, jak długo klan Marbusa zajmował fortecę Bag'not. Starsi</text:p>
      <text:p text:style-name="P5">snuli czasem opowieści o potężnym Elborze, ludzkiej fortecy, którą pewien</text:p>
      <text:p text:style-name="P5">czarnoksiężnik zamienił w ruinę. Niedługo potem sam czarnoksiężnik poszedł</text:p>
      <text:p text:style-name="P5">do piachu, a kilkanaście lat po tym wydarzeniu miała miejsce inwazja elfów</text:p>
      <text:p text:style-name="P5">na krainy północy. Wtedy właśnie orkowie postanowili wznieść wzdłuż swoich</text:p>
      <text:p text:style-name="P5">najważniejszych miast pomniejsze fortece. Bag'not było właśnie jedną z tych</text:p>
      <text:p text:style-name="P5">fortec, miało bronić Gelu'Aben, Ojczyzny Mieczy.</text:p>
      <text:p text:style-name="P5">Zmiana:</text:p>
      <text:p text:style-name="P5">Trudno określić, jak długo klan Marbusa zajmował fortecę Bag'not. Starsi</text:p>
      <text:p text:style-name="P5">snuli czasem opowieści o potężnym Elborze, ludzkiej fortecy, którą pewien</text:p>
      <text:p text:style-name="P5">czarnoksiężnik zamienił w ruinę. Niedługo potem sam czarnoksiężnik poszedł</text:p>
      <text:p text:style-name="P5">do piachu, a kilkanaście lat po tym wydarzeniu miała miejsce inwazja elfów</text:p>
      <text:p text:style-name="P5">na krainy północy. Wtedy właśnie orkowie postanowili wznieść wzdłuż swoich</text:p>
      <text:p text:style-name="P5">najważniejszych miast pomniejsze fortece. Bag'not było właśnie jedną z tych</text:p>
      <text:p text:style-name="P5">fortec, miało bronić Gelu'Aben, Ojczyznę Mieczy.</text:p>
      <text:p text:style-name="P5">EN</text:p>
      <text:p text:style-name="P5">It's hard to assess how long Marbus' clan occupied the Bag'not Fortress. The</text:p>
      <text:p text:style-name="Standard_20__28_user_29_"><text:span text:style-name="T9">elders sometimes </text:span><text:span text:style-name="T4">spun</text:span><text:span text:style-name="T9"> </text:span><text:span text:style-name="T4">tales</text:span><text:span text:style-name="T9"> about mighty Elbor, a human fortress turned</text:span></text:p>
      <text:p text:style-name="Standard_20__28_user_29_"><text:span text:style-name="T9">to ruin by a sorcerer. Not much time </text:span><text:span text:style-name="T4">has</text:span><text:span text:style-name="T9"> passed until the wizard kicked the</text:span></text:p>
      <text:p text:style-name="Standard_20__28_user_29_"><text:span text:style-name="T9">bucket himself. A dozen years or so after that </text:span><text:span text:style-name="T10">happened</text:span><text:span text:style-name="T9">, </text:span><text:span text:style-name="T4">the</text:span><text:span text:style-name="T9"> elves invaded</text:span></text:p>
      <text:p text:style-name="Standard_20__28_user_29_"><text:span text:style-name="T4">the</text:span><text:span text:style-name="T9"> northern lands. That is when the orcs set out to erect minor fortresses</text:span></text:p>
      <text:p text:style-name="P5">along the most important cities. Bag'not was one of these, it's aim was to</text:p>
      <text:p text:style-name="P3"><text:span text:style-name="T4">protect</text:span><text:span text:style-name="T9"> Gelu'Aben the motherland of swords</text:span></text:p>
      <text:p text:style-name="P4"/>
      <text:p text:style-name="P5">PL</text:p>
      <text:p text:style-name="P5"><text:soft-page-break/>Gelu'Aben było miastem zajmującym się głównie metalem. Huty, zbrojownie,</text:p>
      <text:p text:style-name="P5">handlarze sprzedający metalowe przedmioty zarówno orków, jak i elfów,</text:p>
      <text:p text:style-name="P5">krasnoludów i ludzi. Położone daleko na północy, było prawie niedostępne dla</text:p>
      <text:p text:style-name="P5">elfickich armii. Droga do miasta prowadziła przez przełęcz Tut'anor, która</text:p>
      <text:p text:style-name="P5">nawet elfom obiła się o uszy. Owiana złą sławą, z wąskimi przejściami i</text:p>
      <text:p text:style-name="P5">pułapkami. Najeźdźcy zrezygnowali z ataku na miasto. Oczywiście była i inna</text:p>
      <text:p text:style-name="P5">droga, przez krasnoludzkie tunele. Wówczas jednak krasnoludy nie przyłączyły</text:p>
      <text:p text:style-name="P5">się jeszcze do armii elfickiej, a gdy to uczyniono, o Gelu'Aben dawno</text:p>
      <text:p text:style-name="P6">zapomniano.</text:p>
      <text:p text:style-name="P5">Zmiana:</text:p>
      <text:p text:style-name="P5">Gelu'Aben było miastem zajmującym się głównie metalem. Huty, zbrojownie,</text:p>
      <text:p text:style-name="P5">handlarze sprzedający metalowe przedmioty zarówno orków, elfów,</text:p>
      <text:p text:style-name="P5">krasnoludów i ludzi. Położone daleko na północy, było prawie niedostępne dla</text:p>
      <text:p text:style-name="P5">elfickich armii. Droga do miasta prowadziła przez przełęcz Tut'anor, której nazwa</text:p>
      <text:p text:style-name="P5">nawet elfom obiła się o uszy. Owiana złą sławą, z wąskimi przejściami i</text:p>
      <text:p text:style-name="P5">pułapkami. Najeźdźcy zrezygnowali z ataku na miasto. Oczywiście była i inna</text:p>
      <text:p text:style-name="P5">droga, przez krasnoludzkie tunele. Wówczas jednak krasnoludy nie przyłączyły</text:p>
      <text:p text:style-name="P5">się jeszcze do armii elfickiej, a gdy to uczyniły, o Gelu'Aben dawno</text:p>
      <text:p text:style-name="P5">zapomniano.</text:p>
      <text:p text:style-name="P5">EN</text:p>
      <text:p text:style-name="P5">Gelu'Aben was a city dealing mainly with metals. Smelters, armouries,</text:p>
      <text:p text:style-name="P5">traders selling metal articles made by orcs, elves, dwarves and humans.</text:p>
      <text:p text:style-name="Standard_20__28_user_29_"><text:span text:style-name="T9">Being </text:span><text:span text:style-name="T4">situated</text:span><text:span text:style-name="T9"> far in the north, it was almost </text:span><text:span text:style-name="T4">inaccessible</text:span><text:span text:style-name="T9"> for elvish armies.</text:span></text:p>
      <text:p text:style-name="Standard_20__28_user_29_"><text:span text:style-name="T4">The</text:span><text:span text:style-name="T9"> road to the city led through Tut'anor pass. Even the elves heard about it.</text:span></text:p>
      <text:p text:style-name="P5">It was infamous, having thin passes and numerous traps. Raiders abandoned</text:p>
      <text:p text:style-name="P5">plans of an assault on the city. Obviously, there was another path, going</text:p>
      <text:p text:style-name="P5">through dwarven caverns. At that time dwarves hadn't joined the elvish army</text:p>
      <text:p text:style-name="P6">yet. When they did, Gelu’Aben had long been forgotten.</text:p>
      <text:p text:style-name="P6"/>
      <text:p text:style-name="P5">PL</text:p>
      <text:p text:style-name="P5">Kilkanaście lat po najeździe, gdy orkowie znów zaczęli zapuszczać się na</text:p>
      <text:p text:style-name="P5">południe, wódz Gelu'Aben, Suweren Gewold, nakazał zasiedlić dawną fortecę</text:p>
      <text:p text:style-name="P5">Bag'not. Wysłał tam najmniej tolerowane w mieście istoty, gobliny. Wraz z</text:p>
      <text:p text:style-name="P5">nimi wysłał na południe także mały oddział innych orków, głównie tych,</text:p>
      <text:p text:style-name="P5">którzy mieli w rodzinie jakiegoś goblina. Władzę nad nimi miał sprawować</text:p>
      <text:p text:style-name="P5">Marbus.</text:p>
      <text:p text:style-name="P5">Zmiana:</text:p>
      <text:p text:style-name="P5">Kilkanaście lat po najeździe, gdy orkowie znów zaczęli zapuszczać się na</text:p>
      <text:p text:style-name="P5">południe, wódz Gelu'Aben, Suweren Gewold, nakazał zasiedlić dawną fortecę</text:p>
      <text:p text:style-name="P5">Bag'not. Wysłał tam najmniej tolerowane w mieście istoty, gobliny. Wraz z</text:p>
      <text:p text:style-name="P5">nimi odesłał na południe także mały oddział orków, głównie tych,</text:p>
      <text:p text:style-name="P5">którzy mieli w rodzinie jakiegoś goblina. Władzę nad nimi miał sprawować</text:p>
      <text:p text:style-name="P5">Marbus.</text:p>
      <text:p text:style-name="P5">EN</text:p>
      <text:p text:style-name="Standard_20__28_user_29_"><text:span text:style-name="T9">A dozen </text:span><text:span text:style-name="T4">or so years</text:span><text:span text:style-name="T9"> after the raid, when </text:span><text:span text:style-name="T4">the</text:span><text:span text:style-name="T9"> orcs started coming to the south again,</text:span></text:p>
      <text:p text:style-name="P5">Gelu'Aben's chieftain, Sovereign Gewold commanded to settle Bag'not again.</text:p>
      <text:p text:style-name="Standard_20__28_user_29_"><text:span text:style-name="T9">He sent there the least accepted creatures in the city, </text:span><text:span text:style-name="T4">the</text:span><text:span text:style-name="T9"> goblins. Together</text:span></text:p>
      <text:p text:style-name="P5">with them, he also sent a small orcish division to the south. It consisted</text:p>
      <text:p text:style-name="Standard_20__28_user_29_"><text:span text:style-name="T9">mainly of individuals who had any goblin in his family. </text:span><text:span text:style-name="T4">Marbus was the one in charge of them.</text:span></text:p>
      <text:p text:style-name="P8"/>
      <text:p text:style-name="P5">PL</text:p>
      <text:p text:style-name="P5">Ścieżka przez przełęcz Tut'anor była straszna i niebezpieczna. Ogromne węże</text:p>
      <text:p text:style-name="P5"><text:soft-page-break/>i pająki oraz przeczucie, że jest się obserwowanym. Zło w tym miejscu było</text:p>
      <text:p text:style-name="P5">wręcz namacalne, jednak Marbusowi udało się przejść ze swoim oddziałem</text:p>
      <text:p text:style-name="P5">niemal bez ofiar. Zasiedlanie Bag'not było przy tym jak bułka z masłem.</text:p>
      <text:p text:style-name="P5">Gobliny stanowiły trzy czwarte populacji klanu Marbusa i była traktowane na</text:p>
      <text:p text:style-name="P5">równi z orkami. Sam Marbus miał za kuzyna goblina, Kochana, który przejął</text:p>
      <text:p text:style-name="P5">dowodzenie nad jeźdźcami wilków. Żyło się tu dobrze, a przynajmniej nie</text:p>
      <text:p text:style-name="P5">gorzej, niż w Gelu'Aben. Aż do teraz...</text:p>
      <text:p text:style-name="P5">Zmiana:</text:p>
      <text:p text:style-name="P5">Ścieżka przez przełęcz Tut'anor była straszna i niebezpieczna. Ogromne węże, wielkie pająki oraz przeczucie, że jest się obserwowanym. Zło w tym miejscu było</text:p>
      <text:p text:style-name="P5">wręcz namacalne, jednak Marbusowi udało się przejść ze swoim oddziałem</text:p>
      <text:p text:style-name="P5">niemal bez ofiar. Zasiedlanie Bag'not było przy tym jak bułka z masłem.</text:p>
      <text:p text:style-name="P5">Gobliny stanowiły trzy czwarte populacji klanu Marbusa i była traktowane na</text:p>
      <text:p text:style-name="P5">równi z orkami. Sam Marbus miał za kuzyna goblina, Kochana, który przejął</text:p>
      <text:p text:style-name="P5">dowodzenie nad jeźdźcami wilków. Żyło się tu dobrze, a przynajmniej nie</text:p>
      <text:p text:style-name="P5">gorzej, niż w Gelu'Aben. Aż do teraz...</text:p>
      <text:p text:style-name="P8">EN</text:p>
      <text:p text:style-name="Standard_20__28_user_29_"><text:span text:style-name="T4">The path</text:span><text:span text:style-name="T9"> through the Tut'anor pass was fearsome and perilous</text:span><text:span text:style-name="T4">. There were</text:span><text:span text:style-name="T9"> immense snakes and</text:span></text:p>
      <text:p text:style-name="Standard_20__28_user_29_"><text:span text:style-name="T9">spiders and </text:span><text:span text:style-name="T4">the</text:span><text:span text:style-name="T9"> feeling of being watched. Evil in this place was indeed </text:span><text:span text:style-name="T4">palpable</text:span><text:span text:style-name="T9">.</text:span></text:p>
      <text:p text:style-name="P5">Yet, Marbus managed to pass it with his legions almost without any</text:p>
      <text:p text:style-name="P5">casualties. Settling Bag'not was a piece of cake in comparison to that.</text:p>
      <text:p text:style-name="P5">Goblins represented three quarters of Marbus's clan's population and were</text:p>
      <text:p text:style-name="P5">treated equally with orcs. Even Marbus had a goblin cousin, Kochan, who took</text:p>
      <text:p text:style-name="Standard_20__28_user_29_"><text:span text:style-name="T9">charge of </text:span><text:span text:style-name="T4">the</text:span><text:span text:style-name="T9"> wolf raiders. Life here was good, or at least not worse than in</text:span></text:p>
      <text:p text:style-name="P8">Gelu'Aben. Until now...</text:p>
      <text:p text:style-name="P6"/>
      <text:p text:style-name="P5">PL</text:p>
      <text:p text:style-name="P5">Zima okazała się być jeszcze gorszą, niż wszyscy się obawiali. Na domiar</text:p>
      <text:p text:style-name="P5">złego, wszystkiemu towarzyszyła dziwna, niepokojąca mgła. Strach budził się</text:p>
      <text:p text:style-name="P5">w sercach orków i wkraczał do ich snów. Niedługo potem rozeszła się nowina,</text:p>
      <text:p text:style-name="P5">że w lasach nie jest już bezpiecznie. Wielu z tych, którzy w nie wkraczali,</text:p>
      <text:p text:style-name="P5">ginęło bezpowrotnie. Mieszkańcy zaczęli więc pozyskiwać drewno tylko w</text:p>
      <text:p text:style-name="P5">pobliżu wiosek. A gdy nawet tego zabrakło, wkrótce rozebrany został</text:p>
      <text:p text:style-name="P5">drewniany most. Niedługo potem nastał dzień, w którym strach nareszcie</text:p>
      <text:p text:style-name="P5">pokazał swoje oblicze.</text:p>
      <text:p text:style-name="P5">Zmiana:</text:p>
      <text:p text:style-name="P5">Zima okazała się być jeszcze gorszą, niż wszyscy się obawiali. Na domiar</text:p>
      <text:p text:style-name="P5">złego, wszystkiemu towarzyszyła dziwna, niepokojąca mgła. Strach budził się</text:p>
      <text:p text:style-name="P5">w sercach orków i wkraczał do ich snów. Niedługo potem rozeszła się nowina,</text:p>
      <text:p text:style-name="P5">że w lasach nie jest już bezpiecznie. Wielu z tych, którzy w nie wkraczali,</text:p>
      <text:p text:style-name="P5">ginęło bezpowrotnie. Mieszkańcy zaczęli więc pozyskiwać drewno tylko w</text:p>
      <text:p text:style-name="P5">pobliżu wiosek. A gdy nawet tego zabrakło, wkrótce rozebrany został</text:p>
      <text:p text:style-name="P5">drewniany most. Wkrótce nastał dzień, w którym strach nareszcie</text:p>
      <text:p text:style-name="P5">pokazał swoje oblicze.</text:p>
      <text:p text:style-name="P5">EN</text:p>
      <text:p text:style-name="P5">Winter turned out to be even worse than expected. What is more, everything</text:p>
      <text:p text:style-name="Standard_20__28_user_29_"><text:span text:style-name="T9">was surrounded by </text:span><text:span text:style-name="T4">odd</text:span><text:span text:style-name="T9">, worrying fog. Fear aroused in orcish hearts and was</text:span></text:p>
      <text:p text:style-name="Standard_20__28_user_29_"><text:span text:style-name="T9">creeping into their dreams. Not so long after that, </text:span><text:span text:style-name="T4">a rumour</text:span><text:span text:style-name="T9"> appeared </text:span></text:p>
      <text:p text:style-name="Standard_20__28_user_29_"><text:span text:style-name="T9">that the forests </text:span><text:span text:style-name="T4">were</text:span><text:span text:style-name="T9"> not safe anymore. A number of those who </text:span><text:span text:style-name="T4">entered</text:span></text:p>
      <text:p text:style-name="Standard_20__28_user_29_"><text:span text:style-name="T9">them, perished forever. Thus, the dwellers started to get wood </text:span><text:span text:style-name="T4">in</text:span><text:span text:style-name="T9"> the</text:span></text:p>
      <text:p text:style-name="Standard_20__28_user_29_"><text:span text:style-name="T4">close proximity to</text:span><text:span text:style-name="T9"> the villages. Soon after they had run out of it, the wooden</text:span></text:p>
      <text:p text:style-name="Standard_20__28_user_29_"><text:span text:style-name="T9">bridge got disassembled. </text:span><text:span text:style-name="T4">Soon enough the dame came when</text:span><text:span text:style-name="T9"> the fear showed </text:span><text:span text:style-name="T4">its</text:span><text:span text:style-name="T9"> face at</text:span></text:p>
      <text:p text:style-name="P6"><text:soft-page-break/>last.</text:p>
      <text:p text:style-name="P6"/>
      <text:p text:style-name="P7">Dialog Początkowy:</text:p>
      <text:p text:style-name="P7"/>
      <text:p text:style-name="P5">PL</text:p>
      <text:p text:style-name="P5">Ashen'tir, Kochan. Nie możemy pozwolić, by ogarnął nas strach i psychoza. To</text:p>
      <text:p text:style-name="P5">dopiero pierwszy miesiąc zimy, a w naszych magazynach zaczyna powoli</text:p>
      <text:p text:style-name="P5">brakować żywności. Martwię się o przyszłość...</text:p>
      <text:p text:style-name="P5">Zmiana:</text:p>
      <text:p text:style-name="P5">Ashen'tir, Kochan. Nie możemy pozwolić, by ogarnął nas strach i szaleństwo. To</text:p>
      <text:p text:style-name="P5">dopiero pierwszy miesiąc zimy, a w naszych magazynach zaczyna powoli</text:p>
      <text:p text:style-name="P5">brakować żywności. Martwię się o przyszłość...</text:p>
      <text:p text:style-name="P5">EN</text:p>
      <text:p text:style-name="P5">Ashen'tir, Kochan. We can not let the fear and psychosis overcome us. It is</text:p>
      <text:p text:style-name="P5">only the first month of winter. We are running out of food in our granaries.</text:p>
      <text:p text:style-name="P6">I am worried about the future.</text:p>
      <text:p text:style-name="P6"/>
      <text:p text:style-name="P5">PL</text:p>
      <text:p text:style-name="P5">Wtem zawiał wiatr przeszywający ciało jak strzała, a przez Bag'not potoczył</text:p>
      <text:p text:style-name="P5">się głos równie zimny i ostry, jak lodowate sople zwisające z dachów.</text:p>
      <text:p text:style-name="P5">Zmiana:</text:p>
      <text:p text:style-name="P5">Wtem w mury twierdzy uderzył porywisty wiatr, a przez Bag'not potoczył</text:p>
      <text:p text:style-name="P5">się głos równie zimny i ostry, jak lodowate sople zwisające z dachów orkowych domostw.</text:p>
      <text:p text:style-name="P5">EN</text:p>
      <text:p text:style-name="Standard_20__28_user_29_"><text:span text:style-name="T9">Suddenly, a </text:span><text:span text:style-name="T4">wind blew piercing the</text:span><text:span text:style-name="T9"> body like an arrow. In Bag'not, </text:span></text:p>
      <text:p text:style-name="P6"><text:span text:style-name="T2">a voice was heard</text:span>, as cold and biting as icicles dangling <text:span text:style-name="T2">from</text:span> roofs.</text:p>
      <text:p text:style-name="P6"/>
      <text:p text:style-name="P5">PL</text:p>
      <text:p text:style-name="P5">Kuzynie! Najlepiej będzie jeżeli pójdę na zwiad. Mój wilk ucieknie</text:p>
      <text:p text:style-name="P5">szkieletom nawet na śniegu. Jeżeli nieumarli naprawdę podbili Seledynowe</text:p>
      <text:p text:style-name="P5">Miasto, będziemy mieli z nimi prawdziwy problem.</text:p>
      <text:p text:style-name="P5">Zmiana:</text:p>
      <text:p text:style-name="P5">Kuzynie! Najlepiej będzie jeżeli pojadę na zwiad. Mój wilk ucieknie</text:p>
      <text:p text:style-name="P5">szkieletom nawet na śniegu. Jeżeli nieumarli naprawdę podbili Seledynowe</text:p>
      <text:p text:style-name="P5">Miasto, będziemy mieli z nimi prawdziwy problem.</text:p>
      <text:p text:style-name="P5">EN</text:p>
      <text:p text:style-name="P5">Cousin! It will be the best if I go for a reconnaissance. My wolf will</text:p>
      <text:p text:style-name="P6">escape skeletons even on snow. If the undead <text:span text:style-name="T2">truly</text:span> conquered the Celadon City, we are going to have a serious problem with them.</text:p>
      <text:p text:style-name="P6"/>
      <text:p text:style-name="P5">PL</text:p>
      <text:p text:style-name="P5">Masz rację. Ustawię orków wzdłuż murów. Nie chcę, by moi orkowie spotkali</text:p>
      <text:p text:style-name="P5">się z tymi stworzeniami na otwartym terenie. Na śniegu nie mamy z nimi</text:p>
      <text:p text:style-name="P5">żadnych szans.</text:p>
      <text:p text:style-name="P5">Zmiana:</text:p>
      <text:p text:style-name="P5">Masz rację. Ustawię łuczników wzdłuż murów. Nie chcę, by moi orkowie spotkali</text:p>
      <text:p text:style-name="P5">się z tymi stworzeniami na otwartym terenie. Na śniegu nie mamy z nimi</text:p>
      <text:p text:style-name="P5">żadnych szans.</text:p>
      <text:p text:style-name="P5">EN</text:p>
      <text:p text:style-name="P5">You are right. I will command the orcs to guard the walls. I do not want my</text:p>
      <text:p text:style-name="P6">orcs to encounter these creatures on open ground. We stand no chance<text:span text:style-name="T2"> against them </text:span>on snow.</text:p>
      <text:p text:style-name="P6"/>
      <text:p text:style-name="P7"><text:soft-page-break/>Tura 10:</text:p>
      <text:p text:style-name="P6"/>
      <text:p text:style-name="P6"/>
      <text:p text:style-name="P5">PL</text:p>
      <text:p text:style-name="P5">Wszyscy są już prawie spakowani, kuzynie. Zaraz zaczniemy pakować wszystko</text:p>
      <text:p text:style-name="P5">na wilki, a potem możemy ruszać.</text:p>
      <text:p text:style-name="P5">Zmiana:</text:p>
      <text:p text:style-name="P5">Wszyscy są już prawie spakowani, kuzynie. Zaraz zaczniemy ładować wszystko</text:p>
      <text:p text:style-name="P5">na wilki, a potem możemy ruszać.</text:p>
      <text:p text:style-name="P5">EN</text:p>
      <text:p text:style-name="Standard_20__28_user_29_"><text:span text:style-name="T4">Almost everyone has packed their things</text:span><text:span text:style-name="T9">. We are starting to load the wolves soon. Then we</text:span></text:p>
      <text:p text:style-name="P6">can set out.</text:p>
      <text:p text:style-name="P6"/>
      <text:p text:style-name="P7">Scenariusz Trzeci:</text:p>
      <text:p text:style-name="P7"/>
      <text:p text:style-name="P7">Całkiem nowy prolog:</text:p>
      <text:p text:style-name="P10"/>
      <text:p text:style-name="P10">PL</text:p>
      <text:p text:style-name="P10">Dalsza droga przez przełęcz minęła bez większych utrudnień. Po rozprawieniu się z Yeti'm, orkowie nie czuli już na karkach mrocznych, nieprzychylnych spojrzeń rzucanych im z ukrycia. Choć podróż w dalszym ciągu nie należała do przyjemnych, była znośna.</text:p>
      <text:p text:style-name="P10">EN</text:p>
      <text:p text:style-name="P10"/>
      <text:p text:style-name="P10"/>
      <text:p text:style-name="Standard_20__28_user_29_">PL</text:p>
      <text:p text:style-name="Standard_20__28_user_29_">Nieumarli nie wyruszyli w pościg za orkami, którzy po jakimś czasie</text:p>
      <text:p text:style-name="Standard_20__28_user_29_">wynurzyli się z przełęczy. Teraz Klan Marbusa czekała kolejna przeszkoda.</text:p>
      <text:p text:style-name="Standard_20__28_user_29_">Drogę do Gelu'Aben blokowała rwąca rzeka, nad którą można było przejść</text:p>
      <text:p text:style-name="Standard_20__28_user_29_">jedynie mostem... Orków czekała jednak przykra niespodzianka...</text:p>
      <text:p text:style-name="Standard_20__28_user_29_">Zmiana:</text:p>
      <text:p text:style-name="Standard_20__28_user_29_">Nieumarli nie wyruszyli w pościg za orkami, którzy po jakimś czasie</text:p>
      <text:p text:style-name="Standard_20__28_user_29_">wynurzyli się z górskiej drogi. Teraz Klan Marbusa zetknął się z kolejną przeszkodą.</text:p>
      <text:p text:style-name="Standard_20__28_user_29_">Drogę do Gelu'Aben blokowała rwąca rzeka, którą można było pokonać</text:p>
      <text:p text:style-name="Standard_20__28_user_29_">jedynie dzięki mostowi... Orków czekała jednak przykra niespodzianka...</text:p>
      <text:p text:style-name="P9">EN</text:p>
      <text:p text:style-name="Standard_20__28_user_29_"><text:span text:style-name="T5">The undead</text:span><text:span text:style-name="T11"> </text:span><text:span text:style-name="T5">weren’t</text:span><text:span text:style-name="T11"> been chasing the orcs who eventually walked out from the</text:span></text:p>
      <text:p text:style-name="P9">pass. A new adventure was waiting for the clan. Their way to Gelu'Aben was</text:p>
      <text:p text:style-name="Standard_20__28_user_29_"><text:span text:style-name="T11">cut by a torrent that could be crossed only </text:span><text:span text:style-name="T5">over</text:span><text:span text:style-name="T11"> a bridge. </text:span><text:span text:style-name="T5">An unpleasant</text:span></text:p>
      <text:p text:style-name="P10">surprise was awaiting the orcs...</text:p>
      <text:p text:style-name="P10"/>
      <text:p text:style-name="P11">Dialog początkowy:</text:p>
      <text:p text:style-name="P11"/>
      <text:p text:style-name="P9">PL</text:p>
      <text:p text:style-name="Standard_20__28_user_29_">Udało nam się przejść przez tę cholerną przełęcz. Teraz droga będzie już o</text:p>
      <text:p text:style-name="Standard_20__28_user_29_">wiele prostsza. Wystarczy przejść przez mos.. Co tu się stało!?</text:p>
      <text:p text:style-name="P9">Zmiany:</text:p>
      <text:p text:style-name="Standard_20__28_user_29_">Udało nam się przejść przez tę przeklętą przełęcz. Teraz droga będzie już o</text:p>
      <text:p text:style-name="Standard_20__28_user_29_">wiele prostsza. Wystarczy przebyć mos.. Co tu się stało!?</text:p>
      <text:p text:style-name="P9">EN</text:p>
      <text:p text:style-name="P9">We've managed to cross this darn pass. Now the path should be way more</text:p>
      <text:p text:style-name="P10">straight-forward. We only need to pass the brid... What happened here?</text:p>
      <text:p text:style-name="P10"/>
      <text:p text:style-name="Standard_20__28_user_29_"><text:soft-page-break/>PL</text:p>
      <text:p text:style-name="Standard_20__28_user_29_">Jeden z duchów opętał ciało dowódcy orków. Ten chwycił oliwę i pochodnie. Na</text:p>
      <text:p text:style-name="Standard_20__28_user_29_">własne oczy widziałem, jak z szaleńczym uśmiechem staje na środku mostu,</text:p>
      <text:p text:style-name="Standard_20__28_user_29_">wylewa na siebie łatwopalną ciecz i podpala... Zaraz po nim spłonął też</text:p>
      <text:p text:style-name="Standard_20__28_user_29_">most... Przez dym niewiele widzieliśmy, jednak krzyki umierających słychać</text:p>
      <text:p text:style-name="Standard_20__28_user_29_">było do samego rana. Kilku moich weteranów próbowało przepłynąć rzekę...</text:p>
      <text:p text:style-name="Standard_20__28_user_29_">Żaden z nich nie powrócił.</text:p>
      <text:p text:style-name="Standard_20__28_user_29_">Zmiana:</text:p>
      <text:p text:style-name="Standard_20__28_user_29_">Jeden z duchów opętał ciało dowódcy orków. Ten chwycił oliwę i pochodnię. Na</text:p>
      <text:p text:style-name="Standard_20__28_user_29_">własne oczy widziałem, jak z szaleńczym uśmiechem staje na środku mostu,</text:p>
      <text:p text:style-name="Standard_20__28_user_29_">wylewa na siebie łatwopalną ciecz i podpala... Zaraz po nim spłonął też</text:p>
      <text:p text:style-name="Standard_20__28_user_29_">most... Przez dym niewiele widzieliśmy, jednak krzyki umierających słychać</text:p>
      <text:p text:style-name="Standard_20__28_user_29_">było do samego rana. Trzech moich weteranów próbowało przepłynąć rzekę...</text:p>
      <text:p text:style-name="Standard_20__28_user_29_">Żaden z nich nie powrócił.</text:p>
      <text:p text:style-name="P9">EN</text:p>
      <text:p text:style-name="Standard_20__28_user_29_"><text:span text:style-name="T11">One of the ghosts possessed the body of the orcish leader. He grabbed </text:span><text:span text:style-name="T7">olive</text:span></text:p>
      <text:p text:style-name="Standard_20__28_user_29_"><text:span text:style-name="T11">oil and torches</text:span><text:span text:style-name="T5">. I saw it with my own eyes when he stepped in the middle of the bridge with insane smile on his face, poured the liquid onto himself and set it on fire </text:span><text:span text:style-name="T11">…... The bridge burned </text:span><text:span text:style-name="T5">down</text:span><text:span text:style-name="T11"> shortly after him... We couldn't see much</text:span></text:p>
      <text:p text:style-name="Standard_20__28_user_29_"><text:span text:style-name="T11">through the smoke. The </text:span><text:span text:style-name="T5">screams</text:span><text:span text:style-name="T11"> of the dying could be heard until the </text:span><text:span text:style-name="T5">dawn</text:span><text:span text:style-name="T11">. A few of</text:span></text:p>
      <text:p text:style-name="Standard_20__28_user_29_"><text:span text:style-name="T11">my veterans tried to swim across the river... </text:span>None <text:span text:style-name="T6">has</text:span> returned.</text:p>
      <text:p text:style-name="Standard_20__28_user_29_"/>
      <text:p text:style-name="Standard_20__28_user_29_"/>
      <text:p text:style-name="P11">Tura 3:</text:p>
      <text:p text:style-name="P11"/>
      <text:p text:style-name="P10">PL</text:p>
      <text:p text:style-name="Standard_20__28_user_29_">Rzeka jest zdradliwa... Nie pamiętam żadnej zimy, podczas której taka jej</text:p>
      <text:p text:style-name="P9">część byłaby zlodowacona.</text:p>
      <text:p text:style-name="P10">Zmiana:</text:p>
      <text:p text:style-name="Standard_20__28_user_29_">Rzeka jest zdradliwa... Nie pamiętam ani jednej zimy, podczas której taka jej</text:p>
      <text:p text:style-name="P9">część byłaby zlodowacona.</text:p>
      <text:p text:style-name="P9">EN</text:p>
      <text:p text:style-name="P9">This river is treacherous... I do not remember such a large part covered</text:p>
      <text:p text:style-name="P10">with ice during any winter.</text:p>
      <text:p text:style-name="P11"/>
      <text:p text:style-name="P11">Dialog wejścia na most:</text:p>
      <text:p text:style-name="P11"/>
      <text:p text:style-name="Standard_20__28_user_29_">PL</text:p>
      <text:p text:style-name="Standard_20__28_user_29_">Właściwie to dziwi mnie, ze nie rozleciał się do tej pory.</text:p>
      <text:p text:style-name="Standard_20__28_user_29_">Zmiana:</text:p>
      <text:p text:style-name="Standard_20__28_user_29_">Właściwie to dziwi mnie, że nie rozleciał się do tej pory.</text:p>
      <text:p text:style-name="P9">EN</text:p>
      <text:p text:style-name="P10">To be honest, I'm surprised it <text:span text:style-name="T2">hasn't already happened</text:span>.</text:p>
      <text:p text:style-name="P10"/>
      <text:p text:style-name="P11">Dialog Końcowy:</text:p>
      <text:p text:style-name="P11"/>
      <text:p text:style-name="Standard_20__28_user_29_">PL</text:p>
      <text:p text:style-name="Standard_20__28_user_29_">Tak... By dojść do Gelu'Aben będziemy musieli przejść przez tereny Elgerusa.</text:p>
      <text:p text:style-name="Standard_20__28_user_29_">Ten zawszony ork od lat nazywany jest szalonym. Założę się, że sytuacja w</text:p>
      <text:p text:style-name="Standard_20__28_user_29_">jego twierdzy, Sunek Dal, jest jeszcze gorsza, niż nasza. <text:span text:style-name="T11">Może próbować nas</text:span></text:p>
      <text:p text:style-name="P9">ograbić...</text:p>
      <text:p text:style-name="Standard_20__28_user_29_">Zmiana:</text:p>
      <text:p text:style-name="Standard_20__28_user_29_"><text:soft-page-break/>Tak... By dojść do Gelu'Aben będziemy musieli przejść przez tereny Elgerusa.</text:p>
      <text:p text:style-name="Standard_20__28_user_29_">Ten zawszony ork od lat nazywany jest szalonym. Założę się, że sytuacja w</text:p>
      <text:p text:style-name="Standard_20__28_user_29_">jego twierdzy, Sunek Dal, jest jeszcze gorsza niż nasza. <text:span text:style-name="T11">Może próbować nas</text:span></text:p>
      <text:p text:style-name="P9">ograbić...</text:p>
      <text:p text:style-name="P9">EN</text:p>
      <text:p text:style-name="P9">Yes... We will need to cross the lands of Elgerus to reach Gelu'Aben. This</text:p>
      <text:p text:style-name="Standard_20__28_user_29_"><text:span text:style-name="T11">lousy orc </text:span><text:span text:style-name="T5">has been</text:span><text:span text:style-name="T11"> called mad for ages. I bet that the situation in his fortress,</text:span></text:p>
      <text:p text:style-name="Standard_20__28_user_29_"><text:span text:style-name="T11">Sunek Dal</text:span><text:span text:style-name="T5">,</text:span><text:span text:style-name="T11"> is </text:span><text:span text:style-name="T5">much</text:span><text:span text:style-name="T11"> worse than ours. He may try to </text:span><text:span text:style-name="T5">rob</text:span><text:span text:style-name="T11"> us.</text:span></text:p>
      <text:p text:style-name="P9"/>
      <text:p text:style-name="Standard_20__28_user_29_">PL</text:p>
      <text:p text:style-name="Standard_20__28_user_29_">Słyszałam to, jeźdźcze wilka... Przewidziałam to, że się tu pojawiasz.</text:p>
      <text:p text:style-name="Standard_20__28_user_29_">Przepowiedziałam też, że pokonasz ludzkich kuglarzy na bagnach. Sama Cię tam</text:p>
      <text:p text:style-name="Standard_20__28_user_29_">poprowadzę i będę Ci towarzyszyć przez całą twoją podróż. <text:span text:style-name="T11">Wraz z moim ludem.</text:span></text:p>
      <text:p text:style-name="Standard_20__28_user_29_">Zmiana:</text:p>
      <text:p text:style-name="Standard_20__28_user_29_">Słyszałam to, jeźdźcze wilka... Przewidziałam to, że się tu pojawiasz.</text:p>
      <text:p text:style-name="Standard_20__28_user_29_">Przepowiedziałam też, że pokonasz ludzkich kuglarzy na bagnach. Sama Cię tam</text:p>
      <text:p text:style-name="P9">poprowadzę i będę Ci towarzyszyć przez całą podróż, którą odbędzisz. Wraz z moim ludem.</text:p>
      <text:p text:style-name="P9">EN</text:p>
      <text:p text:style-name="P9">I have heard that, wolf rider. I foresaw you would come here. I also</text:p>
      <text:p text:style-name="Standard_20__28_user_29_"><text:span text:style-name="T11">forecast that you </text:span><text:span text:style-name="T5">would defeat</text:span><text:span text:style-name="T11"> these human jesters on the bogs. I will lead you</text:span></text:p>
      <text:p text:style-name="Standard_20__28_user_29_"><text:span text:style-name="T11">there myself and I will </text:span><text:span text:style-name="T5">accompany</text:span><text:span text:style-name="T11"> you through your whole journey. Together with</text:span></text:p>
      <text:p text:style-name="P9">my folk.</text:p>
      <text:p text:style-name="P10"/>
      <text:p text:style-name="P10"/>
      <text:p text:style-name="P11">Scenariusz Czwarty A:</text:p>
      <text:p text:style-name="P11"/>
      <text:p text:style-name="P11">Prolog:</text:p>
      <text:p text:style-name="P11"/>
      <text:p text:style-name="Standard_20__28_user_29_">PL</text:p>
      <text:p text:style-name="Standard_20__28_user_29_">Okazało się jednak, że te dwie odmienne rasy mogą żyć w zgodzie. W obliczu o</text:p>
      <text:p text:style-name="Standard_20__28_user_29_">wiele bardziej poważnego zagrożenia byli zdolni zapomnieć o dzielących ich</text:p>
      <text:p text:style-name="Standard_20__28_user_29_">różnicach i ramię w ramię stanęli do boju, który niechybnie przegraliby</text:p>
      <text:p text:style-name="Standard_20__28_user_29_">działając osobno.</text:p>
      <text:p text:style-name="Standard_20__28_user_29_">Zmiana:</text:p>
      <text:p text:style-name="Standard_20__28_user_29_">Okazało się jednak, że te dwie odmienne rasy mogą żyć w zgodzie. W obliczu o</text:p>
      <text:p text:style-name="Standard_20__28_user_29_">wiele bardziej poważnego zagrożenia, byli zdolni zapomnieć o dzielących ich</text:p>
      <text:p text:style-name="Standard_20__28_user_29_">różnicach i ramię w ramię stanąć do boju, który niechybnie przegraliby</text:p>
      <text:p text:style-name="Standard_20__28_user_29_">działając osobno.</text:p>
      <text:p text:style-name="Standard_20__28_user_29_">EN</text:p>
      <text:p text:style-name="Standard_20__28_user_29_"><text:span text:style-name="T2">Yet</text:span> it <text:span text:style-name="T6">even</text:span> turned out that these two races could live in harmony. In face of</text:p>
      <text:p text:style-name="Standard_20__28_user_29_">much more serious danger they were able to forget <text:span text:style-name="T6">separating them </text:span><text:span text:style-name="T2">their</text:span></text:p>
      <text:p text:style-name="Standard_20__28_user_29_">differences and stood together <text:span text:style-name="T2">into</text:span> combat, which would they certainly lose</text:p>
      <text:p text:style-name="P10"><text:span text:style-name="T2">if acted separately</text:span>.</text:p>
      <text:p text:style-name="P10"/>
      <text:p text:style-name="Standard_20__28_user_29_">PL</text:p>
      <text:p text:style-name="Standard_20__28_user_29_">Zahartowane w bojach i zdyscyplinowane oddziały jaszczurów dołączyły do sił</text:p>
      <text:p text:style-name="Standard_20__28_user_29_">Marbusa. Dowodziła nimi stara jaszczurka-wyrocznia, Emborgi-tarash.</text:p>
      <text:p text:style-name="Standard_20__28_user_29_">Tajemnicza i małomówna, z niemal ślepym spojrzeniem. Przepowiadała i</text:p>
      <text:p text:style-name="Standard_20__28_user_29_">wróżyła. Marbus nie znał wielu osób, względem których odczuwał szacunek,</text:p>
      <text:p text:style-name="Standard_20__28_user_29_">jednak ona zaczęła do nich należeć niemal natychmiast, gdy się pojawiła.</text:p>
      <text:p text:style-name="Standard_20__28_user_29_">Zmiana:</text:p>
      <text:p text:style-name="Standard_20__28_user_29_">Zahartowane w bojach i zdyscyplinowane oddziały jaszczurów dołączyły do sił</text:p>
      <text:p text:style-name="Standard_20__28_user_29_"><text:soft-page-break/>Marbusa. Dowodziła nimi stara jaszczurza wyrocznia, Emborgi-tarash.</text:p>
      <text:p text:style-name="Standard_20__28_user_29_">Tajemnicza i małomówna, z niemal ślepym spojrzeniem. Przepowiadała i</text:p>
      <text:p text:style-name="Standard_20__28_user_29_">wróżyła. Marbus nie znał wielu osób, względem których odczuwał szacunek,</text:p>
      <text:p text:style-name="Standard_20__28_user_29_">jednak ona zaczęła do nich należeć niemal natychmiast, gdy się pojawiła.</text:p>
      <text:p text:style-name="Standard_20__28_user_29_">EN</text:p>
      <text:p text:style-name="Standard_20__28_user_29_"><text:span text:style-name="T2">Saurian units, solted in battles and disciplined</text:span>, joined Marbus'<text:span text:style-name="T2">s</text:span> forces. They</text:p>
      <text:p text:style-name="Standard_20__28_user_29_">were commanded by an old Saurian Oracle, <text:span text:style-name="T2">Emborgi'tarash - mysterious</text:span> and</text:p>
      <text:p text:style-name="Standard_20__28_user_29_">taciturn, with a nearly blind gaze. She was <text:span text:style-name="T2">foreseeing</text:span> and auguring. Marbus</text:p>
      <text:p text:style-name="Standard_20__28_user_29_">didn't know many people whom he respected, but <text:span text:style-name="T2">was</text:span> counted in <text:span text:style-name="T6">them</text:span></text:p>
      <text:p text:style-name="P10">as soon as she appeared.</text:p>
      <text:p text:style-name="P10"/>
      <text:p text:style-name="P11">Początek:</text:p>
      <text:p text:style-name="P11"/>
      <text:p text:style-name="Standard_20__28_user_29_">PL</text:p>
      <text:p text:style-name="Standard_20__28_user_29_">Tak, jak za Żubrami? Szkoda tylko, że z tej zwierzyny nie trafi się nam</text:p>
      <text:p text:style-name="Standard_20__28_user_29_">żadne cenne trofeum. No cóż, przynajmniej nasi adepci poćwiczą zaklęcia.</text:p>
      <text:p text:style-name="Standard_20__28_user_29_">Zmiana:</text:p>
      <text:p text:style-name="Standard_20__28_user_29_">Tak, jak za żubrami? Szkoda tylko, że z tej zwierzyny nie trafi się nam</text:p>
      <text:p text:style-name="Standard_20__28_user_29_">żadne cenne trofeum. No cóż, przynajmniej nasi adepci poćwiczą zaklęcia.</text:p>
      <text:p text:style-name="Standard_20__28_user_29_">EN</text:p>
      <text:p text:style-name="Standard_20__28_user_29_">Like <text:span text:style-name="T2">after</text:span> aurochs? Unfortunately, these animals won't provide us <text:span text:style-name="T2">with</text:span> <text:span text:style-name="T2">such</text:span> expensive</text:p>
      <text:p text:style-name="P10">trophies...<text:span text:style-name="T2">Oh well, at least</text:span> our adepts will <text:span text:style-name="T2">practise</text:span> their spells.</text:p>
      <text:p text:style-name="P10"/>
      <text:p text:style-name="Standard_20__28_user_29_">PL</text:p>
      <text:p text:style-name="Standard_20__28_user_29_">Ludzka pycha nigdy nie znała granic. Ten lud zawsze był nią nasssączony.</text:p>
      <text:p text:style-name="Standard_20__28_user_29_">Duma i arogancja przelała się na nich, gdy Haldric I pierwszy raz dotknął</text:p>
      <text:p text:style-name="Standard_20__28_user_29_">Rubinu Ognia. Wówczas to spisał swój lud na wieczny głód. Głód władzy,</text:p>
      <text:p text:style-name="Standard_20__28_user_29_">wiedzy i siły. A jest to głód potężny, którego nic nie ugasi.</text:p>
      <text:p text:style-name="Standard_20__28_user_29_">Zmiana:</text:p>
      <text:p text:style-name="Standard_20__28_user_29_">Ludzka pycha nigdy nie znała granic. Ta rasa zawsze była nią nasssączona.</text:p>
      <text:p text:style-name="Standard_20__28_user_29_">Duma i arogancja przelała się na nią, gdy Haldric I pierwszy raz dotknął</text:p>
      <text:p text:style-name="Standard_20__28_user_29_">Rubinu Ognia. Wówczas to spisał swój lud na wieczny głód. Głód władzy,</text:p>
      <text:p text:style-name="Standard_20__28_user_29_">wiedzy i siły. A jest to głód potężny, którego nic nie ugasi.</text:p>
      <text:p text:style-name="Standard_20__28_user_29_">EN</text:p>
      <text:p text:style-name="Standard_20__28_user_29_">Humans' pri<text:span text:style-name="T2">de has never had any boundaries</text:span>. These people were <text:span text:style-name="T2">always</text:span> filled with it. Pride</text:p>
      <text:p text:style-name="Standard_20__28_user_29_">and arrogance poured into them when Haldric I touched the Ruby of Fire <text:span text:style-name="T2">for</text:span> the</text:p>
      <text:p text:style-name="Standard_20__28_user_29_">first time. Then he <text:span text:style-name="T2">wrote</text:span> his people <text:span text:style-name="T2">off</text:span> for the eternal <text:span text:style-name="T2">craving</text:span>. <text:span text:style-name="T2">The</text:span> <text:span text:style-name="T2">craving</text:span> <text:span text:style-name="T2">for</text:span></text:p>
      <text:p text:style-name="Standard_20__28_user_29_">power, knowledge and authority. It is a strong <text:span text:style-name="T2">craving</text:span>, which none shall</text:p>
      <text:p text:style-name="P10"><text:span text:style-name="T2">defy</text:span>.</text:p>
      <text:p text:style-name="P10"/>
      <text:p text:style-name="P11">Dialog Końcowy:</text:p>
      <text:p text:style-name="P11"/>
      <text:p text:style-name="Standard_20__28_user_29_">PL</text:p>
      <text:p text:style-name="Standard_20__28_user_29_">Słyszałem już o czymś takim. Choć ponoć tylko nekromanci mogą to uczynić.</text:p>
      <text:p text:style-name="Standard_20__28_user_29_">Zmartwychwstać. To potężna sztuka, jeśli ten mag znów się odrodzi, będziemy</text:p>
      <text:p text:style-name="Standard_20__28_user_29_">w niezłych opałach. Nie uda nam się wygrać takiej bitwy po raz drugi.</text:p>
      <text:p text:style-name="Standard_20__28_user_29_">Zmiana:</text:p>
      <text:p text:style-name="Standard_20__28_user_29_">Słyszałem już o czymś takim. Choć ponoć tylko nekromanci mogą to uczynić.</text:p>
      <text:p text:style-name="Standard_20__28_user_29_">Zmartwychwstać. To potężna sztuka. Jeśli ten mag znów się odrodzi, będziemy</text:p>
      <text:p text:style-name="Standard_20__28_user_29_">w niezłych opałach. Nie uda nam się wygrać takiej bitwy po raz drugi.</text:p>
      <text:p text:style-name="Standard_20__28_user_29_">EN</text:p>
      <text:p text:style-name="Standard_20__28_user_29_">I've already heard about it. However, only necromancers are able to do it.</text:p>
      <text:p text:style-name="Standard_20__28_user_29_"><text:soft-page-break/>Ressurect. This is a great <text:span text:style-name="T2">feat</text:span>. If this mage resurrect<text:span text:style-name="T2">s</text:span> <text:span text:style-name="T6">again</text:span>, we <text:span text:style-name="T2">will</text:span> be</text:p>
      <text:p text:style-name="P10">out on a limb. We can't win this battle once again.</text:p>
      <text:p text:style-name="P10"/>
      <text:p text:style-name="Standard_20__28_user_29_">PL</text:p>
      <text:p text:style-name="Standard_20__28_user_29_">Niedobitki magów już uciekają przez moczary. Sądzę, że nie uciekną przed</text:p>
      <text:p text:style-name="Standard_20__28_user_29_">wilkami. Ludzie mieli tutaj całkiem dużo zapasów.</text:p>
      <text:p text:style-name="Standard_20__28_user_29_">Zmiana:</text:p>
      <text:p text:style-name="Standard_20__28_user_29_">Niedobitki magów już uciekają przez moczary. Sądzę, że będą doskonałą zwierzyną dla naszych wilków. Poza tym ludzie mieli tutaj całkiem dużo zapasów, pora przeszukać ich domostwa.</text:p>
      <text:p text:style-name="Standard_20__28_user_29_">EN</text:p>
      <text:p text:style-name="Standard_20__28_user_29_">The surviv<text:span text:style-name="T2">ing</text:span> mages are running away through the marches. I don't expect them</text:p>
      <text:p text:style-name="P10">to escape our wolves. <text:span text:style-name="T2">The humans had quite a lot of supplies here</text:span>.</text:p>
      <text:p text:style-name="P10"/>
      <text:p text:style-name="P10"/>
      <text:p text:style-name="P11">Scenariusz Piąty:</text:p>
      <text:p text:style-name="P11"/>
      <text:p text:style-name="P11">Prolog:</text:p>
      <text:p text:style-name="P11"/>
      <text:p text:style-name="P5">PL</text:p>
      <text:p text:style-name="P5">Czarodzieje i ich potężna magia upadła pod naciskiem orkowych mieczy. Mroźna</text:p>
      <text:p text:style-name="P5">północ okazała się złym miejscem na ćwiczenia magiczne i ludzką pychę, a</text:p>
      <text:p text:style-name="P5">uciskana rasa jaszczurów jeszcze raz pokazała ile jest warta. W podbitych</text:p>
      <text:p text:style-name="P5">fortyfikacjach orkowie znaleźli sporo kosztowności, żywności oraz opału.</text:p>
      <text:p text:style-name="P5">Przez okrągły tydzień mogli więc biesiadować i ogrzewać się przy kominkach.</text:p>
      <text:p text:style-name="P5">W tym czasie coraz to nowe plemiona gadów przybywały do swojego dawnego</text:p>
      <text:p text:style-name="P5">domu. W końcu jednak trzeba było ruszyć do Gelu'Aben, pozostawiając za sobą</text:p>
      <text:p text:style-name="P5">uratowane jaszczury.</text:p>
      <text:p text:style-name="P5">Zmiany:</text:p>
      <text:p text:style-name="P5">Czarodzieje i ich potężna magia upadła pod naciskiem orkowych mieczy. Mroźna</text:p>
      <text:p text:style-name="P5">północ okazała się złym miejscem na ćwiczenia magiczne i ludzką pychę, a</text:p>
      <text:p text:style-name="P5">uciskana rasa jaszczurów jeszcze raz pokazała, ile jest warta. W podbitych</text:p>
      <text:p text:style-name="P5">fortyfikacjach orkowie znaleźli sporo kosztowności, żywności oraz opału.</text:p>
      <text:p text:style-name="P5">Przez okrągły tydzień mogli więc biesiadować i ogrzewać się przy kominkach.</text:p>
      <text:p text:style-name="P5">W tym czasie coraz to nowe plemiona gadów przybywały do swojego dawnego</text:p>
      <text:p text:style-name="P5">domu. W końcu jednak trzeba było ruszyć do Gelu'Aben, pozostawiając za sobą</text:p>
      <text:p text:style-name="P5">uratowane jaszczury.</text:p>
      <text:p text:style-name="P5">EN</text:p>
      <text:p text:style-name="P5">The wizards and their powerful magic fell under the pressure of orcish</text:p>
      <text:p text:style-name="Standard_20__28_user_29_"><text:span text:style-name="T9">swords. Frosty north turned out to be a wrong place for magic </text:span><text:span text:style-name="T4">practice</text:span><text:span text:style-name="T9"> and</text:span></text:p>
      <text:p text:style-name="Standard_20__28_user_29_"><text:span text:style-name="T9">human pride</text:span><text:span text:style-name="T4">,</text:span><text:span text:style-name="T9"> and the oppressed Saurian</text:span><text:span text:style-name="T4">s</text:span><text:span text:style-name="T9"> once more showed how much it </text:span><text:span text:style-name="T4">was</text:span><text:span text:style-name="T9"> worth.</text:span></text:p>
      <text:p text:style-name="Standard_20__28_user_29_"><text:span text:style-name="T9">Inside the conquered fortifications</text:span><text:span text:style-name="T4">, the</text:span><text:span text:style-name="T9"> orcs found many treasures, much food and</text:span></text:p>
      <text:p text:style-name="Standard_20__28_user_29_"><text:span text:style-name="T9">fuel. </text:span><text:span text:style-name="T12">So</text:span><text:span text:style-name="T9"> </text:span><text:span text:style-name="T8">that</text:span><text:span text:style-name="T9"> they could feast during the </text:span><text:span text:style-name="T4">whole</text:span><text:span text:style-name="T9"> week, warming </text:span><text:span text:style-name="T4">up</text:span><text:span text:style-name="T9"> </text:span><text:span text:style-name="T4">by</text:span></text:p>
      <text:p text:style-name="Standard_20__28_user_29_"><text:span text:style-name="T9">fireplaces. Simultaneously newer and newer reptile tribes were </text:span><text:span text:style-name="T4">arriving</text:span><text:span text:style-name="T9"> </text:span><text:span text:style-name="T4">at</text:span></text:p>
      <text:p text:style-name="Standard_20__28_user_29_"><text:span text:style-name="T9">their old home. </text:span><text:span text:style-name="T4">In the end, however,</text:span><text:span text:style-name="T9"> <text:s/>they had to set off to Gelu'Aben, leaving</text:span></text:p>
      <text:p text:style-name="P6">rescued Saurians behind.</text:p>
      <text:p text:style-name="P6"/>
      <text:p text:style-name="P5">PL</text:p>
      <text:p text:style-name="P5">Bitwa w Sunek Dalu zakończyła się zwycięsko, choć nikt nie świętował. Wielu</text:p>
      <text:p text:style-name="P5">orków z kampanii Marbusa miało tutaj krewniaków, którzy teraz płonęli na</text:p>
      <text:p text:style-name="P5">stosach pogrzebowych. Okazało się, że tutejsze fortece nie były w równie</text:p>
      <text:p text:style-name="P5">kiepskim stanie, jak te w Bag'not. Brak żywności i opału sprawił, że płonące</text:p>
      <text:p text:style-name="P5">ciała poległych były jedynym źródłem ciepła. Krull Skała i jego trolle</text:p>
      <text:p text:style-name="P5"><text:soft-page-break/>zebrały się jeszcze tego samego dnia, a cała gromada ruszyła w drogę do</text:p>
      <text:p text:style-name="P5">Gelu'Aben późnym wieczorem, nie chcąc zostawać w tym miejscu ani chwili</text:p>
      <text:p text:style-name="P5">dłużej.</text:p>
      <text:p text:style-name="P5">Zmiana:</text:p>
      <text:p text:style-name="P5">Bitwa w Sunek Dalu zakończyła się zwycięsko, choć nikt nie świętował. Wielu</text:p>
      <text:p text:style-name="P5">orków z kampanii Marbusa miało tutaj krewniaków, którzy teraz płonęli na</text:p>
      <text:p text:style-name="P5">stosach pogrzebowych. Okazało się, że tutejsze fortece były w równie</text:p>
      <text:p text:style-name="P5">kiepskim stanie, jak te w Bag'not. Brak żywności i opału sprawił, że płonące</text:p>
      <text:p text:style-name="P5">ciała poległych były jedynym źródłem ciepła. Krull Skała i jego trolle</text:p>
      <text:p text:style-name="P5">zebrały się jeszcze tego samego dnia, a cała gromada ruszyła w drogę do</text:p>
      <text:p text:style-name="P5">Gelu'Aben późnym wieczorem, nie chcąc zostawać w tym miejscu ani chwili</text:p>
      <text:p text:style-name="P5">dłużej.</text:p>
      <text:p text:style-name="P5">EN</text:p>
      <text:p text:style-name="Standard_20__28_user_29_"><text:span text:style-name="T9">The battle of Sunek Dal ended victorious, although </text:span><text:span text:style-name="T4">no one </text:span><text:span text:style-name="T9">celebrated it. Here</text:span></text:p>
      <text:p text:style-name="Standard_20__28_user_29_"><text:span text:style-name="T8">had</text:span><text:span text:style-name="T9"> lived many relatives of orcs from Marbus'</text:span><text:span text:style-name="T4">s</text:span><text:span text:style-name="T9"> campaign, and now those were</text:span></text:p>
      <text:p text:style-name="Standard_20__28_user_29_"><text:span text:style-name="T9">burning on funeral stakes. It turned out that </text:span><text:span text:style-name="T4">the local</text:span><text:span text:style-name="T9"> fortresses weren't in such a</text:span></text:p>
      <text:p text:style-name="Standard_20__28_user_29_"><text:span text:style-name="T9">bad state as </text:span><text:span text:style-name="T4">the</text:span><text:span text:style-name="T9"> Bag'not ones. The lack of food and fuel made burning bodies of</text:span></text:p>
      <text:p text:style-name="Standard_20__28_user_29_"><text:span text:style-name="T4">the deceased</text:span><text:span text:style-name="T9"> the only source of heat. Krull the Rock and his trolls met once again</text:span></text:p>
      <text:p text:style-name="Standard_20__28_user_29_"><text:span text:style-name="T4">on </text:span><text:span text:style-name="T9">the same day and the whole troop set off to Gelu'Aben in the late evening,</text:span></text:p>
      <text:p text:style-name="P6">not willing to stay at this place any longer.</text:p>
      <text:p text:style-name="P5">PL</text:p>
      <text:p text:style-name="P5">Droga do orkowej stolicy usiana była trudnościami. Wprawdzie zwiadowcy nie</text:p>
      <text:p text:style-name="P5">donosili już o pojawiających się upiorach, jednak pojawiło się nowe</text:p>
      <text:p text:style-name="P5">zagrożenie: patrole ludzi, elfów i krasnoludów. Sojusz Północy co prawda</text:p>
      <text:p text:style-name="P5">istniał, a niektóre orkowe plemiona cieszyły się jego szacunkiem, niemniej</text:p>
      <text:p text:style-name="P5">jednak było to zbyt mało, by nie zaatakować przemieszczającego się,</text:p>
      <text:p text:style-name="P5">osłabionego klanu Marbusa. Możliwe było też, że ktoś skojarzy sam klan ze</text:p>
      <text:p text:style-name="P5">zniszczeniem Seledynowego Miasta.</text:p>
      <text:p text:style-name="P5">Zmiany:</text:p>
      <text:p text:style-name="P5">Droga do orkowej stolicy usiana była trudnościami. Wprawdzie zwiadowcy nie</text:p>
      <text:p text:style-name="P5">donosili już o pojawiających się upiorach, jednak pojawiło się nowe</text:p>
      <text:p text:style-name="P5">zagrożenie: patrole ludzi, elfów i krasnoludów. Sojusz Północy co prawda</text:p>
      <text:p text:style-name="P5">istniał, a niektóre orkowe plemiona cieszyły się jego szacunkiem, niemniej</text:p>
      <text:p text:style-name="P5">jednak było to zbyt mało, by nie zaatakować przemieszczającego się,</text:p>
      <text:p text:style-name="P5">osłabionego klanu Marbusa. Możliwe było też, że ktoś skojarzy orków ze</text:p>
      <text:p text:style-name="P5">zniszczeniem Seledynowego Miasta.</text:p>
      <text:p text:style-name="P5">EN</text:p>
      <text:p text:style-name="Standard_20__28_user_29_"><text:span text:style-name="T9">The </text:span><text:span text:style-name="T4">road</text:span><text:span text:style-name="T9"> to the orcish capital was full of difficulties. </text:span><text:span text:style-name="T4">Although it was true that</text:span><text:span text:style-name="T9"> the scouts</text:span></text:p>
      <text:p text:style-name="Standard_20__28_user_29_"><text:span text:style-name="T9">didn't report </text:span><text:span text:style-name="T4">any </text:span><text:span text:style-name="T9">appeara</text:span><text:span text:style-name="T4">nce of</text:span><text:span text:style-name="T9"> wraiths anymore, a new danger </text:span><text:span text:style-name="T4">came up</text:span><text:span text:style-name="T9">: human, elvish</text:span></text:p>
      <text:p text:style-name="Standard_20__28_user_29_"><text:span text:style-name="T9">and </text:span><text:span text:style-name="T4">dwarfish</text:span><text:span text:style-name="T9"> patrols. Northern Alliance did exist</text:span><text:span text:style-name="T4">,</text:span><text:span text:style-name="T9"> and even some orcish</text:span></text:p>
      <text:p text:style-name="Standard_20__28_user_29_"><text:span text:style-name="T9">tribes were respected by it, </text:span><text:span text:style-name="T4">nonetheless</text:span><text:span text:style-name="T9">, it </text:span><text:span text:style-name="T4">wasn’t enough</text:span><text:span text:style-name="T9"> </text:span><text:span text:style-name="T4">not</text:span><text:span text:style-name="T9"> to </text:span><text:span text:style-name="T4">the</text:span></text:p>
      <text:p text:style-name="P6">weakened Marbus'<text:span text:style-name="T2">s</text:span> clan <text:span text:style-name="T2">which was on its way</text:span>. <text:span text:style-name="T2">It was also possible that someone cou</text:span>ld have connected the clan with <text:span text:style-name="T2">the </text:span>destruction of Celadon City.</text:p>
      <text:p text:style-name="P6"/>
      <text:p text:style-name="P5">PL</text:p>
      <text:p text:style-name="P5">Dobrą niespodzianką był fakt, że czym dalej od nieumarłych, tym więcej</text:p>
      <text:p text:style-name="P5">zwierzyny można było znaleźć w lasach. Cała podróż okazała się nie być tak</text:p>
      <text:p text:style-name="P5">zła, jak wszyscy przewidywali. Nadzieja na zakończenie tego koszmaru</text:p>
      <text:p text:style-name="P5">rozwiała się jednak podczas ostatniej nocy przed dojściem do Gelu'Aben. Z</text:p>
      <text:p text:style-name="P5">miejsca, gdzie miała znajdować się stolica, unosił się bowiem dym. Choć nikt</text:p>
      <text:p text:style-name="P5">z orków o tym nie rozmawiał, wszyscy spodziewali się najgorszego.</text:p>
      <text:p text:style-name="P5">Zmiany:</text:p>
      <text:p text:style-name="P5"><text:soft-page-break/>Dobrą niespodzianką był fakt, iż czym dalej od nieumarłych, tym więcej</text:p>
      <text:p text:style-name="P5">zwierzyny można było znaleźć w lasach. Cała podróż okazała się nie być tak</text:p>
      <text:p text:style-name="P5">zła, jak wszyscy przewidywali. Nadzieja na zakończenie tego koszmaru</text:p>
      <text:p text:style-name="P5">rozwiała się jednak podczas ostatniej nocy przed dojściem do Gelu'Aben. Z</text:p>
      <text:p text:style-name="P5">miejsca, gdzie miała znajdować się stolica, unosił się bowiem dym. Choć nikt</text:p>
      <text:p text:style-name="P5">z orków o tym nie rozmawiał, wszyscy spodziewali się najgorszego.</text:p>
      <text:p text:style-name="P5">EN</text:p>
      <text:p text:style-name="P5">The fact that the further from undead they were, the</text:p>
      <text:p text:style-name="Standard_20__28_user_29_"><text:span text:style-name="T9">more animals they </text:span><text:span text:style-name="T4">could</text:span><text:span text:style-name="T9"> find in the woods,</text:span><text:span text:style-name="T4"> was a pleasant surprise</text:span><text:span text:style-name="T9">. The whole journey turned out </text:span><text:span text:style-name="T4">not</text:span><text:span text:style-name="T9"> to be </text:span><text:span text:style-name="T4">as</text:span><text:span text:style-name="T9"> bad as everyone expected. Unfortunately, the hope to end this</text:span></text:p>
      <text:p text:style-name="Standard_20__28_user_29_"><text:span text:style-name="T9">nightmare dispelled during the last night before reaching Gelu'Aben. </text:span><text:span text:style-name="T4">Smoke was rising</text:span><text:span text:style-name="T9"> </text:span><text:span text:style-name="T4">from</text:span></text:p>
      <text:p text:style-name="P6">the place where the capital was supposed <text:span text:style-name="T2">to be</text:span>. Although <text:span text:style-name="T2">none of the orcs</text:span> talked about it, everyone expected the worst.</text:p>
      <text:p text:style-name="P6"/>
      <text:p text:style-name="P7">Początek scenariusza:</text:p>
      <text:p text:style-name="P7"/>
      <text:p text:style-name="P5">PL</text:p>
      <text:p text:style-name="P5">Kusznicy już się skończyli... Nie mamy nawet już kusz w zbrojowniach, Wielki</text:p>
      <text:p text:style-name="P5">Suwerenie.</text:p>
      <text:p text:style-name="P5">Zmiana:</text:p>
      <text:p text:style-name="P5">Kusznicy się skończyli... Nie mamy już nawet kusz w zbrojowniach, Wielki</text:p>
      <text:p text:style-name="P5">Suwerenie.</text:p>
      <text:p text:style-name="P5">EN</text:p>
      <text:p text:style-name="Standard_20__28_user_29_"><text:span text:style-name="T9">We've already run out of crossbowmen... We don't </text:span><text:span text:style-name="T4">even</text:span><text:span text:style-name="T9"> have any crossbows in</text:span></text:p>
      <text:p text:style-name="P6">the armories, Great <text:span text:style-name="T2">Sovereign</text:span>.</text:p>
      <text:p text:style-name="P6"/>
      <text:p text:style-name="P5">PL</text:p>
      <text:p text:style-name="P5">Cholera... To Marbus... Nie sądziłem, że go tutaj zobaczę... Marbus! Po</text:p>
      <text:p text:style-name="P5">cholerę się tutaj zjawiłeś? Jak widzisz, świetnie sobie radzę! Sprowadziłem</text:p>
      <text:p text:style-name="P5">tu i Sojusz, i Krasnoludy! Teraz nie muszę się za nimi uganiać, załatwię ich</text:p>
      <text:p text:style-name="P5">obu przed swoją twierdzą!</text:p>
      <text:p text:style-name="P5">Zmiana:</text:p>
      <text:p text:style-name="P5">Psia krew... To Marbus... Nie sądziłem, że go tutaj zobaczę... Marbus! Po</text:p>
      <text:p text:style-name="P5">co się tutaj zjawiłeś? Jak widzisz, świetnie sobie radzę! Sprowadziłem</text:p>
      <text:p text:style-name="P5">tu i Sojusz, i krasnoludy! Teraz nie muszę się za nimi uganiać, załatwię ich</text:p>
      <text:p text:style-name="P5">obu przed swoją twierdzą!</text:p>
      <text:p text:style-name="P5">EN</text:p>
      <text:p text:style-name="Standard_20__28_user_29_"><text:span text:style-name="T4">Oh hell</text:span><text:span text:style-name="T9">... This is Marbus... I didn't expect to see him here... Marbus! Why the</text:span></text:p>
      <text:p text:style-name="Standard_20__28_user_29_"><text:span text:style-name="T9">hell did you come here? As you can see, I </text:span><text:span text:style-name="T4">am</text:span><text:span text:style-name="T9"> </text:span><text:span text:style-name="T4">doing</text:span><text:span text:style-name="T9"> </text:span><text:span text:style-name="T4">very well</text:span><text:span text:style-name="T9">. I</text:span></text:p>
      <text:p text:style-name="Standard_20__28_user_29_"><text:span text:style-name="T9">brought here both </text:span><text:span text:style-name="T4">the </text:span><text:span text:style-name="T9"><text:s/>Alliance and </text:span><text:span text:style-name="T4">the </text:span><text:span text:style-name="T9">dwarves. I don't have to go after them, I'll</text:span></text:p>
      <text:p text:style-name="P6">kill both of them in front of my stronghold!</text:p>
      <text:p text:style-name="P6"/>
      <text:p text:style-name="P5">PL</text:p>
      <text:p text:style-name="P5">W każdym razie... Droga powrotna została odcięta... Ruszyliśmy przez ziemię</text:p>
      <text:p text:style-name="P5">Sojuszu Północy... A za nami ciągnęli nieumarli. Z tego co wiem, północ leży</text:p>
      <text:p text:style-name="P5">teraz w ruinie. Ludzie, elfy, krasnoludy... Każdy potrzebuje żywności, stali</text:p>
      <text:p text:style-name="P5">i kawałka ziemi, którego nie zamieszkują upiory... Ruszyli więc na nas.</text:p>
      <text:p text:style-name="P5">Zmiana:</text:p>
      <text:p text:style-name="P5">W każdym razie... Droga powrotna została odcięta... Ruszyliśmy przez ziemie</text:p>
      <text:p text:style-name="P5">Sojuszu Północy... A za nami ciągnęli nieumarli. Z tego co wiem, północ leży</text:p>
      <text:p text:style-name="P5">teraz w ruinie. Ludzie, elfy, krasnoludy... Każdy potrzebuje żywności, stali</text:p>
      <text:p text:style-name="P5">i kawałka ziemi, którego nie zamieszkują upiory... Ruszyli więc na nas.</text:p>
      <text:p text:style-name="P5"><text:soft-page-break/>EN</text:p>
      <text:p text:style-name="P5">Nevertheless, the way home had been blocked... We were moving through the</text:p>
      <text:p text:style-name="Standard_20__28_user_29_"><text:span text:style-name="T9">lands of Northern Alliance... </text:span><text:span text:style-name="T4">The undead</text:span><text:span text:style-name="T9"> were following us. As far as I know,</text:span></text:p>
      <text:p text:style-name="P5">the north lies in ruins now. Humans, elves, dwarfs... Everyone needs food,</text:p>
      <text:p text:style-name="P6">steel and a piece of land not inhabited by wraiths... So they went <text:span text:style-name="T2">after</text:span> us.</text:p>
      <text:p text:style-name="P6"/>
      <text:p text:style-name="P5">PL</text:p>
      <text:p text:style-name="P5">Nie lekceważ moich rozkazów, kmiotku! Wykonać! I dawać mi tutaj ciężkich</text:p>
      <text:p text:style-name="P5">piechurów! Rozwalimy w drzazgi ich bramy miejskie i fortyfikacje!</text:p>
      <text:p text:style-name="P5">Zmiana:</text:p>
      <text:p text:style-name="P5">Nie lekceważ moich rozkazów, kmiotku! Wykonać! Dawać mi tutaj zaraz ciężkich</text:p>
      <text:p text:style-name="P5">piechurów! Rozwalimy w drzazgi ich bramy miejskie i fortyfikacje!</text:p>
      <text:p text:style-name="P5">EN</text:p>
      <text:p text:style-name="Standard_20__28_user_29_"><text:span text:style-name="T9">Do not disregard my commands, yokel! Execute! And </text:span><text:span text:style-name="T4">send</text:span><text:span text:style-name="T9"> me heavy</text:span></text:p>
      <text:p text:style-name="P6">infantrymen <text:span text:style-name="T2">here</text:span>! We'll blow their city gates and fortifications into shreds!</text:p>
      <text:p text:style-name="P6"/>
      <text:p text:style-name="P7">Rekrutacja elfa:</text:p>
      <text:p text:style-name="P7"/>
      <text:p text:style-name="P5">PL</text:p>
      <text:p text:style-name="P5">Co wyście robili na tym południu, Marbus? Do Sojuszu Północy przyłączyły się</text:p>
      <text:p text:style-name="P5">już niemalże wszystkie rasy, nawet smoki i... Tfu, niektóre plemiona</text:p>
      <text:p text:style-name="P5">orków... Tworzą teraz największą siłę, rywalizując z Knalgą w dziedzinach</text:p>
      <text:p text:style-name="P5">gospodarki...</text:p>
      <text:p text:style-name="P5">Zmiana:</text:p>
      <text:p text:style-name="P5">Co wyście robili na tym południu, Marbus? Do Sojuszu Północy przyłączyły się</text:p>
      <text:p text:style-name="P5">już niemalże wszystkie rasy, nawet smoki i... Tfu, niektóre plemiona</text:p>
      <text:p text:style-name="P5">orków... Tworzą teraz największą siłę północy, rywalizując z Knalgą w dziedzinach</text:p>
      <text:p text:style-name="P5">gospodarki...</text:p>
      <text:p text:style-name="P5">EN</text:p>
      <text:p text:style-name="P5">What have you been doing in the south, Marbus? The Northern Alliance has</text:p>
      <text:p text:style-name="Standard_20__28_user_29_"><text:span text:style-name="T9">been joined by almost every race, even </text:span><text:span text:style-name="T4">the</text:span><text:span text:style-name="T9"> drakes and... </text:span><text:span text:style-name="T4">ugh</text:span><text:span text:style-name="T9">, some orcish</text:span></text:p>
      <text:p text:style-name="Standard_20__28_user_29_"><text:span text:style-name="T9">tribes... They </text:span><text:span text:style-name="T4">constitute</text:span><text:span text:style-name="T9"> the greatest </text:span><text:span text:style-name="T4">military</text:span><text:span text:style-name="T9"> force </text:span><text:span text:style-name="T4">now</text:span><text:span text:style-name="T9"> <text:s/></text:span><text:span text:style-name="T4">and are competing</text:span><text:span text:style-name="T9"> with Knalga </text:span><text:span text:style-name="T4">for the</text:span></text:p>
      <text:p text:style-name="P6">economy...</text:p>
      <text:p text:style-name="P6"/>
      <text:p text:style-name="P5">PL</text:p>
      <text:p text:style-name="P5">Nie można lekceważyć mądrości i potęgi elfów... Ich rasa jest równie</text:p>
      <text:p text:style-name="P5">pradawna, co nasza... Byli pierwszymi, którzy pojęli potęgę natury... Choć</text:p>
      <text:p text:style-name="P5">ich rasa skarlała... Nie ma już bohaterów takich, jak Kalenz...</text:p>
      <text:p text:style-name="P5">Zmiana:</text:p>
      <text:p text:style-name="P5">Nie można lekceważyć mądrości i potęgi elfów... Ich rasa jest równie</text:p>
      <text:p text:style-name="P5">pradawna, co nasza... Byli pierwszymi, którzy pojęli potęgę natury... Choć</text:p>
      <text:p text:style-name="P5">ich lud skarlał... Nie ma już bohaterów takich, jak Kalenz...</text:p>
      <text:p text:style-name="P5">EN</text:p>
      <text:p text:style-name="Standard_20__28_user_29_"><text:span text:style-name="T9">You </text:span><text:span text:style-name="T4">cannot</text:span><text:span text:style-name="T9"> disregard the wisdom and </text:span><text:span text:style-name="T4">the</text:span><text:span text:style-name="T9"> power of elves... Their race is as</text:span></text:p>
      <text:p text:style-name="Standard_20__28_user_29_"><text:span text:style-name="T9">ancient as ours... They were the first to </text:span><text:span text:style-name="T4">comprehend</text:span><text:span text:style-name="T9"> the power of nature...</text:span></text:p>
      <text:p text:style-name="P6"><text:span text:style-name="T2">Although</text:span> their race shrunk... There are no longer heroes such as Kalenz...</text:p>
      <text:p text:style-name="P6"/>
      <text:p text:style-name="P6"/>
      <text:p text:style-name="P7">Scenariusz Szósty:</text:p>
      <text:p text:style-name="P7"/>
      <text:p text:style-name="P7">Prolog:</text:p>
      <text:p text:style-name="P7"/>
      <text:p text:style-name="P5"><text:soft-page-break/>PL</text:p>
      <text:p text:style-name="P5">Na naradzie pojawiło się dwanaście osób: przedstawicieli klanów i</text:p>
      <text:p text:style-name="P5">starszyzna. Każdy próbował narzucić innym swój punkt widzenia, a wszystkie</text:p>
      <text:p text:style-name="P5">opierały się na jasnych założeniach: zostać w twierdzy i przeczekać. Tylko</text:p>
      <text:p text:style-name="P5">Marbus sądził, że w ten sposób nie uda im się przetrwać. Uderzając w stół i</text:p>
      <text:p text:style-name="P5">nawołując orków do porządku, udało mu się przekonać ich, że tutaj nie czeka</text:p>
      <text:p text:style-name="P5">na nich nic, tylko śmierć. Gewold pierwszy sprzeciwił się Marbusowi:</text:p>
      <text:p text:style-name="P5">ucieczka nie wchodziła w grę, bo dokąd mieliby uciekać?</text:p>
      <text:p text:style-name="P5">Zmiana:</text:p>
      <text:p text:style-name="P5">Na naradzie pojawiło się dwanaście osób: przedstawicieli klanów i</text:p>
      <text:p text:style-name="P5">starszyzna. Każdy próbował narzucić innym swój punkt widzenia, a wszystkie</text:p>
      <text:p text:style-name="P5">opierały się na jasnych założeniach: zostać w twierdzy i przeczekać. Tylko</text:p>
      <text:p text:style-name="P5">Marbus sądził, że w ten sposób nie uda im się przetrwać. Uderzając w stół i</text:p>
      <text:p text:style-name="P5">nawołując orków do porządku, udało mu się przekonać ich, iż tutaj nie czeka</text:p>
      <text:p text:style-name="P5">na nich nic, tylko śmierć. Gewold pierwszy sprzeciwił się Marbusowi:</text:p>
      <text:p text:style-name="P5">ucieczka nie wchodziła w grę, bo dokąd mieliby uciekać?</text:p>
      <text:p text:style-name="P5">EN</text:p>
      <text:p text:style-name="Standard_20__28_user_29_"><text:span text:style-name="T4">At</text:span><text:span text:style-name="T9"> the </text:span><text:span text:style-name="T4">council</text:span><text:span text:style-name="T9">, twelve people came along: clans' representatives and the</text:span></text:p>
      <text:p text:style-name="Standard_20__28_user_29_"><text:span text:style-name="T9">elders. Everybody tried to enforce </text:span><text:span text:style-name="T4">their</text:span><text:span text:style-name="T9"> standpoint, and all of them </text:span><text:span text:style-name="T4">were</text:span><text:span text:style-name="T9"> based on</text:span></text:p>
      <text:p text:style-name="Standard_20__28_user_29_"><text:span text:style-name="T9">one clear concept: to stay in the fortress and wait </text:span><text:span text:style-name="T4">everything </text:span><text:span text:style-name="T9">out. Only Marbus though</text:span><text:span text:style-name="T4">t</text:span></text:p>
      <text:p text:style-name="Standard_20__28_user_29_"><text:span text:style-name="T4">that</text:span><text:span text:style-name="T9"> </text:span><text:span text:style-name="T4">by doing so</text:span><text:span text:style-name="T9"> </text:span><text:span text:style-name="T8">way</text:span><text:span text:style-name="T9"> the</text:span><text:span text:style-name="T4">y</text:span><text:span text:style-name="T9"> </text:span><text:span text:style-name="T4">wouldn’t</text:span><text:span text:style-name="T9"> survive. After slamming his hand on the table and</text:span></text:p>
      <text:p text:style-name="Standard_20__28_user_29_"><text:span text:style-name="T9">putting orcs in order, he managed to convince them that all </text:span><text:span text:style-name="T4">that</text:span><text:span text:style-name="T9"> awaits</text:span></text:p>
      <text:p text:style-name="Standard_20__28_user_29_"><text:span text:style-name="T8">them</text:span><text:span text:style-name="T9"> here is death. Gewold was the first </text:span><text:span text:style-name="T8">person</text:span><text:span text:style-name="T9"> to </text:span><text:span text:style-name="T4">oppose</text:span><text:span text:style-name="T9"> Marbus: </text:span><text:span text:style-name="T4">an</text:span><text:span text:style-name="T9"> escape</text:span></text:p>
      <text:p text:style-name="P6">isn't an option, because where <text:span text:style-name="T2">would they escape into?</text:span> <text:span text:style-name="T6">are they supposed to go</text:span>?</text:p>
      <text:p text:style-name="P6"/>
      <text:p text:style-name="P5">PL</text:p>
      <text:p text:style-name="P5">Marbus, który już powziął decyzję o dostaniu się na Pola Kalindorskie,</text:p>
      <text:p text:style-name="P5">zaproponował, by zaprowadzić orków krasnoludzkimi tunelami. Choć Gelu'Aben</text:p>
      <text:p text:style-name="P5">znajdowało się tylko kawałek drogi od nich, żadne z orków od lat nie</text:p>
      <text:p text:style-name="P5">przekraczał progu wykutych przez krasnoludy jaskiń. Wojownicza niegdyś rasa</text:p>
      <text:p text:style-name="P5">zaczęła bać się potęgi, jaką stałą się Knalga.</text:p>
      <text:p text:style-name="P5">Zmiana:</text:p>
      <text:p text:style-name="P5">Marbus, który już powziął decyzję o dostaniu się na Pola Kalindorskie,</text:p>
      <text:p text:style-name="P5">zaproponował, by zaprowadzić orków krasnoludzkimi tunelami. Choć Gelu'Aben</text:p>
      <text:p text:style-name="P5">znajdowało się tylko kawałek drogi od nich, żaden z orków od lat nie</text:p>
      <text:p text:style-name="P5">przekraczał progu wykutych przez krasnoludy jaskiń. Wojownicza niegdyś rasa</text:p>
      <text:p text:style-name="P5">zaczęła bać się potęgi, jaką stała się Knalga.</text:p>
      <text:p text:style-name="P5">EN</text:p>
      <text:p text:style-name="Standard_20__28_user_29_"><text:span text:style-name="T9">Marbus, who </text:span><text:span text:style-name="T4">had </text:span><text:span text:style-name="T9">already decided to get </text:span><text:span text:style-name="T4">i</text:span><text:span text:style-name="T9">n the Kalindor Fields, </text:span><text:span text:style-name="T4">suggested</text:span><text:span text:style-name="T9"> </text:span><text:span text:style-name="T8">to</text:span><text:span text:style-name="T9"> lead</text:span><text:span text:style-name="T4">ing</text:span></text:p>
      <text:p text:style-name="Standard_20__28_user_29_"><text:span text:style-name="T4">the </text:span><text:span text:style-name="T9">orcs through the dwarven tunnels. Although Gelu'Aben was </text:span><text:span text:style-name="T8">within</text:span><text:span text:style-name="T9"> a stone's</text:span></text:p>
      <text:p text:style-name="Standard_20__28_user_29_"><text:span text:style-name="T9">throw from them, no orc has crossed the enterance </text:span><text:span text:style-name="T4">to </text:span><text:span text:style-name="T9">dwarv</text:span><text:span text:style-name="T4">en</text:span><text:span text:style-name="T9"> caverns for</text:span></text:p>
      <text:p text:style-name="Standard_20__28_user_29_"><text:span text:style-name="T9">years. </text:span><text:span text:style-name="T4">A once</text:span><text:span text:style-name="T9"> warlike race started to fear the power which Knalga ha</text:span><text:span text:style-name="T4">d</text:span></text:p>
      <text:p text:style-name="P6">bec<text:span text:style-name="T2">o</text:span>me.</text:p>
      <text:p text:style-name="P6"/>
      <text:p text:style-name="P5">PL</text:p>
      <text:p text:style-name="P5">Następnego ranka Wielka, Zjednoczona Horda pochwyciła pochodnie i poczęła</text:p>
      <text:p text:style-name="P5">podpalać miasto. Po zaledwie godzinie, wspaniałe niegdyś Gelu'Aben zamieniło</text:p>
      <text:p text:style-name="P5">się w ruinę. Nie było już powrotu: tylko elfowie w lasach i żołnierze</text:p>
      <text:p text:style-name="P5">Sojuszu oglądali, jak czarny dym unosił się nad miastem. Miał się unosić</text:p>
      <text:p text:style-name="P5">jeszcze długo, zaczadzając tych, którzy spróbowali w tym czasie zbliżyć się</text:p>
      <text:p text:style-name="P5">do miasta. Marbus zaś powziął sztandar Wielkiego Suwerena i pierwszy wstąpił</text:p>
      <text:p text:style-name="P5">pod ziemię, prowadząc swoich braci w mroki krasnoludzkich tuneli.</text:p>
      <text:p text:style-name="P5"><text:soft-page-break/>Zmiana:</text:p>
      <text:p text:style-name="P5">Następnego ranka Wielka, Zjednoczona Horda pochwyciła pochodnie i poczęła</text:p>
      <text:p text:style-name="P5">podpalać miasto. Po zaledwie godzinie, wspaniałe niegdyś Gelu'Aben zamieniło</text:p>
      <text:p text:style-name="P5">się w ruinę. Nie było już powrotu: tylko elfowie w lasach i żołnierze</text:p>
      <text:p text:style-name="P5">Sojuszu oglądali, jak czarny dym unosił się nad miastem. Miał się unosić</text:p>
      <text:p text:style-name="P5">jeszcze długo, zaczadzając tych, którzy spróbowali w tym czasie zbliżyć się</text:p>
      <text:p text:style-name="P5">do Gelu'Aben. Marbus zaś powziął sztandar Wielkiego Suwerena i pierwszy wstąpił</text:p>
      <text:p text:style-name="P5">pod ziemię, prowadząc swoich braci w mroki krasnoludzkich tuneli.</text:p>
      <text:p text:style-name="P5">EN</text:p>
      <text:p text:style-name="Standard_20__28_user_29_"><text:span text:style-name="T9">The next morning, the Great United Horde grabbed their torches and </text:span><text:span text:style-name="T4">set</text:span></text:p>
      <text:p text:style-name="Standard_20__28_user_29_"><text:span text:style-name="T9">the city </text:span><text:span text:style-name="T4">on fire</text:span><text:span text:style-name="T9">. After just </text:span><text:span text:style-name="T4">an</text:span><text:span text:style-name="T9"> hour, a </text:span><text:span text:style-name="T4">once</text:span><text:span text:style-name="T9"> great Gelu'Aben became a ruin. There</text:span></text:p>
      <text:p text:style-name="Standard_20__28_user_29_"><text:span text:style-name="T9">was no </text:span><text:span text:style-name="T4">turning back</text:span><text:span text:style-name="T9">: only </text:span><text:span text:style-name="T4">the</text:span><text:span text:style-name="T9"> elves in the forests and </text:span><text:span text:style-name="T4">the</text:span><text:span text:style-name="T9"> soldiers of </text:span><text:span text:style-name="T4">the</text:span><text:span text:style-name="T9"> Northern </text:span><text:span text:style-name="T4">Alliance</text:span></text:p>
      <text:p text:style-name="Standard_20__28_user_29_"><text:span text:style-name="T9">watched </text:span><text:span text:style-name="T4">suffocating</text:span><text:span text:style-name="T9"> </text:span><text:span text:style-name="T4">those</text:span><text:span text:style-name="T9"> who would approach the fortress. Meanwhile, Marbus</text:span></text:p>
      <text:p text:style-name="Standard_20__28_user_29_"><text:span text:style-name="T9">took the Great </text:span><text:span text:style-name="T4">Sovereign’s</text:span><text:span text:style-name="T9"> banner and </text:span><text:span text:style-name="T4">was</text:span><text:span text:style-name="T9"> the first </text:span><text:span text:style-name="T4">to</text:span><text:span text:style-name="T9"> descend</text:span><text:span text:style-name="T8">ed</text:span><text:span text:style-name="T9"> beneath the</text:span></text:p>
      <text:p text:style-name="P6">ground, leading his brothers into the darkness of <text:span text:style-name="T2">the </text:span>dwarven tunnels.</text:p>
      <text:p text:style-name="P6"/>
      <text:p text:style-name="P7">Początek scenariusza:</text:p>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Andale Sans UI1" svg:font-family="'Andale Sans UI',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1" style:font-size-asian="12pt" style:language-asian="ja" style:country-asian="JP" style:font-name-complex="Tahoma1" style:font-size-complex="12pt" style:language-complex="fa" style:country-complex="IR" fo:hyphenate="false" fo:hyphenation-remain-char-count="2" fo:hyphenation-push-char-count="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9M48S</meta:editing-duration>
    <meta:editing-cycles>8</meta:editing-cycles>
    <meta:generator>OpenOffice/4.1.1$Win32 OpenOffice.org_project/411m6$Build-9775</meta:generator>
    <dc:date>2017-11-26T20:46:07.30</dc:date>
    <dc:creator>Adrian Pezda</dc:creator>
    <meta:document-statistic meta:table-count="0" meta:image-count="0" meta:object-count="0" meta:page-count="15" meta:paragraph-count="662" meta:word-count="5848" meta:character-count="36280"/>
    <meta:user-defined meta:name="Info 1"/>
    <meta:user-defined meta:name="Info 2"/>
    <meta:user-defined meta:name="Info 3"/>
    <meta:user-defined meta:name="Info 4"/>
  </office:meta>
</office:document-meta>
</file>